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text-properties officeooo:rsid="0013932f" officeooo:paragraph-rsid="0013932f"/>
    </style:style>
    <style:style style:name="P2" style:family="paragraph" style:parent-style-name="Arabic">
      <style:text-properties officeooo:rsid="0014f32c" officeooo:paragraph-rsid="0014f32c"/>
    </style:style>
    <style:style style:name="P3" style:family="paragraph" style:parent-style-name="Arabic">
      <style:text-properties officeooo:rsid="0014f32c" officeooo:paragraph-rsid="00155895"/>
    </style:style>
    <style:style style:name="P4" style:family="paragraph" style:parent-style-name="Arabic">
      <style:text-properties officeooo:rsid="00155895" officeooo:paragraph-rsid="00155895"/>
    </style:style>
    <style:style style:name="P5" style:family="paragraph" style:parent-style-name="Arabic">
      <style:text-properties officeooo:rsid="00180e5b" officeooo:paragraph-rsid="00180e5b"/>
    </style:style>
    <style:style style:name="P6" style:family="paragraph" style:parent-style-name="Arabic">
      <style:text-properties officeooo:rsid="001d603b" officeooo:paragraph-rsid="00180e5b"/>
    </style:style>
    <style:style style:name="P7" style:family="paragraph" style:parent-style-name="Arabic">
      <style:text-properties officeooo:rsid="001d603b" officeooo:paragraph-rsid="001d603b"/>
    </style:style>
    <style:style style:name="P8" style:family="paragraph" style:parent-style-name="Arabic">
      <style:text-properties officeooo:rsid="001d6d0f" officeooo:paragraph-rsid="001d6d0f"/>
    </style:style>
    <style:style style:name="P9" style:family="paragraph" style:parent-style-name="Arabic">
      <style:text-properties officeooo:rsid="001f9e52" officeooo:paragraph-rsid="001f9e52"/>
    </style:style>
    <style:style style:name="P10" style:family="paragraph" style:parent-style-name="Arabic">
      <style:text-properties officeooo:rsid="001fff3e" officeooo:paragraph-rsid="001fff3e"/>
    </style:style>
    <style:style style:name="P11" style:family="paragraph" style:parent-style-name="Arabic">
      <style:text-properties officeooo:rsid="002522bd" officeooo:paragraph-rsid="002522bd"/>
    </style:style>
    <style:style style:name="P12" style:family="paragraph" style:parent-style-name="Arabic">
      <style:text-properties officeooo:rsid="00259dc7" officeooo:paragraph-rsid="00259dc7"/>
    </style:style>
    <style:style style:name="P13" style:family="paragraph" style:parent-style-name="Arabic">
      <style:text-properties officeooo:rsid="0026488e" officeooo:paragraph-rsid="0026488e"/>
    </style:style>
    <style:style style:name="P14" style:family="paragraph" style:parent-style-name="Arabic">
      <style:text-properties officeooo:rsid="00278f69" officeooo:paragraph-rsid="00278f69"/>
    </style:style>
    <style:style style:name="P15" style:family="paragraph" style:parent-style-name="Arabic">
      <style:text-properties officeooo:rsid="00288c85" officeooo:paragraph-rsid="00288c85"/>
    </style:style>
    <style:style style:name="P16" style:family="paragraph" style:parent-style-name="Arabic">
      <style:text-properties officeooo:rsid="002a8a52" officeooo:paragraph-rsid="002a8a52"/>
    </style:style>
    <style:style style:name="P17" style:family="paragraph" style:parent-style-name="Arabic">
      <style:text-properties officeooo:rsid="002b8d1b" officeooo:paragraph-rsid="002b8d1b"/>
    </style:style>
    <style:style style:name="P18" style:family="paragraph" style:parent-style-name="Arabic">
      <style:text-properties officeooo:rsid="002d2aa1" officeooo:paragraph-rsid="002d2aa1"/>
    </style:style>
    <style:style style:name="P19" style:family="paragraph" style:parent-style-name="Arabic">
      <style:text-properties officeooo:rsid="002f03f2" officeooo:paragraph-rsid="002f03f2"/>
    </style:style>
    <style:style style:name="P20" style:family="paragraph" style:parent-style-name="Arabic">
      <style:text-properties officeooo:rsid="002fd315" officeooo:paragraph-rsid="002fd315"/>
    </style:style>
    <style:style style:name="P21" style:family="paragraph" style:parent-style-name="Arabic">
      <style:text-properties officeooo:rsid="00311001" officeooo:paragraph-rsid="00311001"/>
    </style:style>
    <style:style style:name="P22" style:family="paragraph" style:parent-style-name="Arabic">
      <style:text-properties officeooo:rsid="0033cc81" officeooo:paragraph-rsid="0033cc81"/>
    </style:style>
    <style:style style:name="P23" style:family="paragraph" style:parent-style-name="Arabic">
      <style:text-properties officeooo:rsid="0034620d" officeooo:paragraph-rsid="0034620d"/>
    </style:style>
    <style:style style:name="P24" style:family="paragraph" style:parent-style-name="Arabic">
      <style:text-properties officeooo:rsid="0035ef20" officeooo:paragraph-rsid="0035ef20"/>
    </style:style>
    <style:style style:name="P25" style:family="paragraph" style:parent-style-name="Arabic">
      <style:text-properties officeooo:rsid="0037b893" officeooo:paragraph-rsid="0037b893"/>
    </style:style>
    <style:style style:name="P26" style:family="paragraph" style:parent-style-name="Arabic">
      <style:text-properties officeooo:rsid="0038f0f3" officeooo:paragraph-rsid="0038f0f3"/>
    </style:style>
    <style:style style:name="P27" style:family="paragraph" style:parent-style-name="Arabic">
      <style:text-properties officeooo:rsid="0039c2e7" officeooo:paragraph-rsid="0039c2e7"/>
    </style:style>
    <style:style style:name="P28" style:family="paragraph" style:parent-style-name="Arabic">
      <style:text-properties officeooo:rsid="003a473a" officeooo:paragraph-rsid="003a473a"/>
    </style:style>
    <style:style style:name="P29" style:family="paragraph" style:parent-style-name="Arabic">
      <style:text-properties officeooo:rsid="003b8193" officeooo:paragraph-rsid="003b8193"/>
    </style:style>
    <style:style style:name="P30" style:family="paragraph" style:parent-style-name="Arabic">
      <style:text-properties officeooo:rsid="003c7951" officeooo:paragraph-rsid="003c7951"/>
    </style:style>
    <style:style style:name="P31" style:family="paragraph" style:parent-style-name="Arabic">
      <style:text-properties officeooo:rsid="003e01df" officeooo:paragraph-rsid="003e01df"/>
    </style:style>
    <style:style style:name="P32" style:family="paragraph" style:parent-style-name="Arabic">
      <style:text-properties officeooo:rsid="003e01df" officeooo:paragraph-rsid="0040a043"/>
    </style:style>
    <style:style style:name="P33" style:family="paragraph" style:parent-style-name="Arabic">
      <style:text-properties officeooo:rsid="0040a043" officeooo:paragraph-rsid="0040a043"/>
    </style:style>
    <style:style style:name="P34" style:family="paragraph" style:parent-style-name="Arabic">
      <style:text-properties officeooo:rsid="0041f2b7" officeooo:paragraph-rsid="0041f2b7"/>
    </style:style>
    <style:style style:name="P35" style:family="paragraph" style:parent-style-name="Arabic">
      <style:text-properties officeooo:rsid="003ea773" officeooo:paragraph-rsid="003ea773"/>
    </style:style>
    <style:style style:name="P36" style:family="paragraph" style:parent-style-name="Arabic">
      <style:text-properties officeooo:rsid="0040a043" officeooo:paragraph-rsid="0040a043"/>
    </style:style>
    <style:style style:name="P37" style:family="paragraph" style:parent-style-name="Arabic">
      <style:text-properties officeooo:rsid="0043a4c9" officeooo:paragraph-rsid="0043a4c9"/>
    </style:style>
    <style:style style:name="P38" style:family="paragraph" style:parent-style-name="Arabic">
      <style:text-properties officeooo:rsid="0044f659" officeooo:paragraph-rsid="0044f659"/>
    </style:style>
    <style:style style:name="P39" style:family="paragraph" style:parent-style-name="Arabic">
      <style:text-properties officeooo:rsid="0047be5c" officeooo:paragraph-rsid="0047be5c"/>
    </style:style>
    <style:style style:name="P40" style:family="paragraph" style:parent-style-name="Arabic">
      <style:text-properties officeooo:rsid="00486025" officeooo:paragraph-rsid="00486025"/>
    </style:style>
    <style:style style:name="P41" style:family="paragraph" style:parent-style-name="Arabic">
      <style:text-properties officeooo:rsid="0049441d" officeooo:paragraph-rsid="0049441d"/>
    </style:style>
    <style:style style:name="P42" style:family="paragraph" style:parent-style-name="Arabic">
      <style:text-properties officeooo:rsid="004a6880" officeooo:paragraph-rsid="004a6880"/>
    </style:style>
    <style:style style:name="P43" style:family="paragraph" style:parent-style-name="Arabic">
      <style:text-properties officeooo:rsid="004c25c5" officeooo:paragraph-rsid="004c25c5"/>
    </style:style>
    <style:style style:name="P44" style:family="paragraph" style:parent-style-name="Arabic">
      <style:text-properties officeooo:rsid="004dac6f" officeooo:paragraph-rsid="004dac6f"/>
    </style:style>
    <style:style style:name="P45" style:family="paragraph" style:parent-style-name="Arabic">
      <style:text-properties officeooo:rsid="004e04d7" officeooo:paragraph-rsid="004e04d7"/>
    </style:style>
    <style:style style:name="P46" style:family="paragraph" style:parent-style-name="Arabic">
      <style:text-properties officeooo:rsid="004e84cc" officeooo:paragraph-rsid="004e84cc"/>
    </style:style>
    <style:style style:name="P47" style:family="paragraph" style:parent-style-name="Arabic">
      <style:text-properties officeooo:rsid="004e84cc" officeooo:paragraph-rsid="004ef8bb"/>
    </style:style>
    <style:style style:name="P48" style:family="paragraph" style:parent-style-name="Arabic">
      <style:text-properties officeooo:rsid="004ef8bb" officeooo:paragraph-rsid="004ef8bb"/>
    </style:style>
    <style:style style:name="P49" style:family="paragraph" style:parent-style-name="Arabic">
      <style:text-properties officeooo:rsid="004f13cf" officeooo:paragraph-rsid="004f13cf"/>
    </style:style>
    <style:style style:name="P50" style:family="paragraph" style:parent-style-name="Arabic">
      <style:text-properties officeooo:rsid="00502cda" officeooo:paragraph-rsid="00502cda"/>
    </style:style>
    <style:style style:name="P51" style:family="paragraph" style:parent-style-name="Arabic">
      <style:text-properties officeooo:rsid="0050f67b" officeooo:paragraph-rsid="0050f67b"/>
    </style:style>
    <style:style style:name="P52" style:family="paragraph" style:parent-style-name="Arabic">
      <style:text-properties officeooo:rsid="0051630f" officeooo:paragraph-rsid="0051630f"/>
    </style:style>
    <style:style style:name="P53" style:family="paragraph" style:parent-style-name="Arabic">
      <style:text-properties officeooo:rsid="0051630f" officeooo:paragraph-rsid="0051ee9f"/>
    </style:style>
    <style:style style:name="P54" style:family="paragraph" style:parent-style-name="Arabic">
      <style:text-properties officeooo:rsid="0051ee9f" officeooo:paragraph-rsid="0051ee9f"/>
    </style:style>
    <style:style style:name="P55" style:family="paragraph" style:parent-style-name="Arabic">
      <style:text-properties officeooo:rsid="0052a086" officeooo:paragraph-rsid="0052a086"/>
    </style:style>
    <style:style style:name="P56" style:family="paragraph" style:parent-style-name="Arabic">
      <style:text-properties officeooo:rsid="00543f59" officeooo:paragraph-rsid="00543f59"/>
    </style:style>
    <style:style style:name="P57" style:family="paragraph" style:parent-style-name="Arabic">
      <style:text-properties officeooo:rsid="00549c2c" officeooo:paragraph-rsid="00549c2c"/>
    </style:style>
    <style:style style:name="P58" style:family="paragraph" style:parent-style-name="Arabic">
      <style:text-properties officeooo:rsid="0054c668" officeooo:paragraph-rsid="0054c668"/>
    </style:style>
    <style:style style:name="P59" style:family="paragraph" style:parent-style-name="Arabic">
      <style:text-properties officeooo:rsid="00550b64" officeooo:paragraph-rsid="00550b64"/>
    </style:style>
    <style:style style:name="P60" style:family="paragraph" style:parent-style-name="Arabic">
      <style:text-properties officeooo:rsid="0056f612" officeooo:paragraph-rsid="0056f612"/>
    </style:style>
    <style:style style:name="P61" style:family="paragraph" style:parent-style-name="Arabic">
      <style:text-properties officeooo:rsid="0058d443" officeooo:paragraph-rsid="0058d443"/>
    </style:style>
    <style:style style:name="P62" style:family="paragraph" style:parent-style-name="Arabic">
      <style:text-properties officeooo:rsid="005ad26f" officeooo:paragraph-rsid="005ad26f"/>
    </style:style>
    <style:style style:name="P63" style:family="paragraph" style:parent-style-name="Arabic">
      <style:text-properties officeooo:rsid="005f5240" officeooo:paragraph-rsid="005f5240"/>
    </style:style>
    <style:style style:name="P64" style:family="paragraph" style:parent-style-name="Arabic">
      <style:text-properties officeooo:rsid="00612483" officeooo:paragraph-rsid="00612483"/>
    </style:style>
    <style:style style:name="P65" style:family="paragraph" style:parent-style-name="Arabic">
      <style:text-properties officeooo:rsid="0061a28d" officeooo:paragraph-rsid="0061a28d"/>
    </style:style>
    <style:style style:name="P66" style:family="paragraph" style:parent-style-name="Arabic">
      <style:text-properties officeooo:rsid="00621945" officeooo:paragraph-rsid="00621945"/>
    </style:style>
    <style:style style:name="P67" style:family="paragraph" style:parent-style-name="Arabic">
      <style:text-properties officeooo:rsid="00629d39" officeooo:paragraph-rsid="00629d39"/>
    </style:style>
    <style:style style:name="P68" style:family="paragraph" style:parent-style-name="Arabic">
      <style:text-properties officeooo:rsid="00629d39" officeooo:paragraph-rsid="0062d22d"/>
    </style:style>
    <style:style style:name="P69" style:family="paragraph" style:parent-style-name="Arabic">
      <style:text-properties officeooo:rsid="00641b24" officeooo:paragraph-rsid="00641b24"/>
    </style:style>
    <style:style style:name="P70" style:family="paragraph" style:parent-style-name="Arabic">
      <style:text-properties officeooo:rsid="0064c7bf" officeooo:paragraph-rsid="0064c7bf"/>
    </style:style>
    <style:style style:name="P71" style:family="paragraph" style:parent-style-name="Arabic">
      <style:text-properties officeooo:rsid="0066a586" officeooo:paragraph-rsid="0066a586"/>
    </style:style>
    <style:style style:name="P72" style:family="paragraph" style:parent-style-name="Arabic">
      <style:text-properties officeooo:rsid="006a782c" officeooo:paragraph-rsid="006a782c"/>
    </style:style>
    <style:style style:name="P73" style:family="paragraph" style:parent-style-name="Arabic">
      <style:text-properties officeooo:rsid="006b4d2d" officeooo:paragraph-rsid="006b4d2d"/>
    </style:style>
    <style:style style:name="P74" style:family="paragraph" style:parent-style-name="Arabic">
      <style:text-properties officeooo:rsid="006bdd40" officeooo:paragraph-rsid="006bdd40"/>
    </style:style>
    <style:style style:name="P75" style:family="paragraph" style:parent-style-name="Arabic">
      <style:text-properties officeooo:rsid="006d22d8" officeooo:paragraph-rsid="006d22d8"/>
    </style:style>
    <style:style style:name="P76" style:family="paragraph" style:parent-style-name="Arabic">
      <style:text-properties officeooo:rsid="006e85b3" officeooo:paragraph-rsid="006e85b3"/>
    </style:style>
    <style:style style:name="P77" style:family="paragraph" style:parent-style-name="Arabic">
      <style:text-properties officeooo:rsid="006e9b24" officeooo:paragraph-rsid="006e9b24"/>
    </style:style>
    <style:style style:name="T1" style:family="text">
      <style:text-properties officeooo:rsid="0014f32c"/>
    </style:style>
    <style:style style:name="T2" style:family="text">
      <style:text-properties officeooo:rsid="00155895"/>
    </style:style>
    <style:style style:name="T3" style:family="text">
      <style:text-properties officeooo:rsid="0016517a"/>
    </style:style>
    <style:style style:name="T4" style:family="text">
      <style:text-properties officeooo:rsid="0019eecd"/>
    </style:style>
    <style:style style:name="T5" style:family="text">
      <style:text-properties officeooo:rsid="001d6d0f"/>
    </style:style>
    <style:style style:name="T6" style:family="text">
      <style:text-properties officeooo:rsid="001fff3e"/>
    </style:style>
    <style:style style:name="T7" style:family="text">
      <style:text-properties officeooo:rsid="0021e595"/>
    </style:style>
    <style:style style:name="T8" style:family="text">
      <style:text-properties officeooo:rsid="0023cd29"/>
    </style:style>
    <style:style style:name="T9" style:family="text">
      <style:text-properties officeooo:rsid="00259dc7"/>
    </style:style>
    <style:style style:name="T10" style:family="text">
      <style:text-properties officeooo:rsid="00268f6c"/>
    </style:style>
    <style:style style:name="T11" style:family="text">
      <style:text-properties officeooo:rsid="002b8d1b"/>
    </style:style>
    <style:style style:name="T12" style:family="text">
      <style:text-properties officeooo:rsid="002f03f2"/>
    </style:style>
    <style:style style:name="T13" style:family="text">
      <style:text-properties officeooo:rsid="00311001"/>
    </style:style>
    <style:style style:name="T14" style:family="text">
      <style:text-properties officeooo:rsid="0031186b"/>
    </style:style>
    <style:style style:name="T15" style:family="text">
      <style:text-properties officeooo:rsid="0034620d"/>
    </style:style>
    <style:style style:name="T16" style:family="text">
      <style:text-properties officeooo:rsid="00348d5d"/>
    </style:style>
    <style:style style:name="T17" style:family="text">
      <style:text-properties officeooo:rsid="0037b893"/>
    </style:style>
    <style:style style:name="T18" style:family="text">
      <style:text-properties officeooo:rsid="00390184"/>
    </style:style>
    <style:style style:name="T19" style:family="text">
      <style:text-properties officeooo:rsid="0040a043"/>
    </style:style>
    <style:style style:name="T20" style:family="text">
      <style:text-properties officeooo:rsid="0044f659"/>
    </style:style>
    <style:style style:name="T21" style:family="text">
      <style:text-properties officeooo:rsid="004a6880"/>
    </style:style>
    <style:style style:name="T22" style:family="text">
      <style:text-properties officeooo:rsid="004e04d7"/>
    </style:style>
    <style:style style:name="T23" style:family="text">
      <style:text-properties officeooo:rsid="004e84cc"/>
    </style:style>
    <style:style style:name="T24" style:family="text">
      <style:text-properties officeooo:rsid="004ef8bb"/>
    </style:style>
    <style:style style:name="T25" style:family="text">
      <style:text-properties officeooo:rsid="004f13cf"/>
    </style:style>
    <style:style style:name="T26" style:family="text">
      <style:text-properties officeooo:rsid="00612483"/>
    </style:style>
    <style:style style:name="T27" style:family="text">
      <style:text-properties officeooo:rsid="0061a28d"/>
    </style:style>
    <style:style style:name="T28" style:family="text">
      <style:text-properties officeooo:rsid="0062d22d"/>
    </style:style>
    <style:style style:name="T29" style:family="text">
      <style:text-properties officeooo:rsid="0064c7bf"/>
    </style:style>
    <style:style style:name="T30" style:family="text">
      <style:text-properties officeooo:rsid="00672df1"/>
    </style:style>
    <style:style style:name="T31" style:family="text">
      <style:text-properties officeooo:rsid="0068e43c"/>
    </style:style>
    <style:style style:name="T32" style:family="text">
      <style:text-properties officeooo:rsid="006b4d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1</text:p>
      <text:p text:style-name="P1">بِسِْمِلَهِ اَوَّلِ</text:p>
      <text:p text:style-name="P1">پْوِكِ اَسِيُ مِثَلِ</text:p>
      <text:p text:style-name="P1">بِنْڠُ نْجِمَ مْفَضِلِ</text:p>
      <text:p text:style-name="P1">رِيُ اَلُتَنْرِكِوَ</text:p>
      <text:p text:style-name="P1"/>
      <text:p text:style-name="P1">#2</text:p>
      <text:p text:style-name="P1">بِسْمِل<text:span text:style-name="T3">َ</text:span>هِ اِخْوَانِ</text:p>
      <text:p text:style-name="P1">پَمِ نَأ<text:span text:style-name="T3">َ</text:span>رَاحَمَنِ</text:p>
      <text:p text:style-name="P1">نَأ<text:span text:style-name="T3">َ</text:span>رَاحِيْمِ يُوَانِ</text:p>
      <text:p text:style-name="P1">رِيُ يَلُ<text:span text:style-name="T3">تَ</text:span>غُلِىَ</text:p>
      <text:p text:style-name="P1"/>
      <text:p text:style-name="P1">#3</text:p>
      <text:p text:style-name="P1">كَتِكَ سِكٔ رُزَنْڠُ</text:p>
      <text:p text:style-name="P1">كْو<text:span text:style-name="T1">ِ</text:span>رَا مَتِنْبِ<text:span text:style-name="T1">زِ كْوَنْڠُ</text:span></text:p>
      <text:p text:style-name="P2">نِوَاپِ خَبَارِ يَنْڠُ</text:p>
      <text:p text:style-name="P2">كِصَ ػَلُ نِجِرِيَا</text:p>
      <text:p text:style-name="P2"><text:soft-page-break/></text:p>
      <text:p text:style-name="P2">#4</text:p>
      <text:p text:style-name="P2">نَلِ نِرَاؤُ دِيَنِ</text:p>
      <text:p text:style-name="P2">كَأُنَ مْتُ نْيُم<text:span text:style-name="T2">ْ</text:span>بانِ</text:p>
      <text:p text:style-name="P4">مُيُوِ اُكَتَمَنِ</text:p>
      <text:p text:style-name="P4">كْوَا حَلَلِا كَرِضِيَا</text:p>
      <text:p text:style-name="P4"/>
      <text:p text:style-name="P4">#5</text:p>
      <text:p text:style-name="P4">نَمَهَرِيِ يُوَانِ</text:p>
      <text:p text:style-name="P4">نَلُمْپَ زَيْدَانِ</text:p>
      <text:p text:style-name="P4">نَلِنَ پِتِ ػَنْدَانِ</text:p>
      <text:p text:style-name="P4">كَوَاحِ كُمُوَاتِيَا</text:p>
      <text:p text:style-name="P4"/>
      <text:p text:style-name="P4">#6</text:p>
      <text:p text:style-name="P4">عَلِى كِتُكَ كْوَاكِ</text:p>
      <text:p text:style-name="P4">اُنَ رُبَ مُيُ وَاكِ</text:p>
      <text:p text:style-name="P4">اَكِرَا كْوَ مْكِى وَاكِ</text:p>
      <text:p text:style-name="P4"><text:soft-page-break/>مْكُنُ كَفُمْبَتِيَا</text:p>
      <text:p text:style-name="P4"/>
      <text:p text:style-name="P4">#7</text:p>
      <text:p text:style-name="P4">مْوَانَ بِنْتِ رَسُوْلِ</text:p>
      <text:p text:style-name="P4">حَيُ اَسِتَعَمَلِ</text:p>
      <text:p text:style-name="P4">اَكِرَا مْوِنْيِ عَقِلِ</text:p>
      <text:p text:style-name="P4">خَبَارِ اَكَمْوَابِيَا</text:p>
      <text:p text:style-name="P4"/>
      <text:p text:style-name="P4">#8</text:p>
      <text:p text:style-name="P4">اَكِنِرَا اُغِيْزِيِ</text:p>
      <text:p text:style-name="P4">فَطِمَ نِكْوَابِيِ</text:p>
      <text:p text:style-name="P4">عَلِيْ اُوْزِايِ</text:p>
      <text:p text:style-name="P4">خَبَارِ هُيَسِكِيَا</text:p>
      <text:p text:style-name="P3"/>
      <text:p text:style-name="P5">#9</text:p>
      <text:p text:style-name="P5">اَكَفَنْي<text:span text:style-name="T4">َّ</text:span> مْشَوَاشَ</text:p>
      <text:p text:style-name="P5">فَطِمَ اَكَمْكَنُشَا</text:p>
      <text:p text:style-name="P5"><text:soft-page-break/>اَلَمَ كَمُوُنِيْشَ</text:p>
      <text:p text:style-name="P5">تَنَبُحِ كَمْتِيَا</text:p>
      <text:p text:style-name="P5"/>
      <text:p text:style-name="P5">#10</text:p>
      <text:p text:style-name="P5">سِپَتٖ كْوَمْبَا نِكْوِلِ</text:p>
      <text:p text:style-name="P5">حُجَ سِكُتَعَمَلِ</text:p>
      <text:p text:style-name="P5">اَرُدِپُ كْوَا رَسُوْلِ</text:p>
      <text:p text:style-name="P5">اِيُ تَمُوَاغَلِيْيَ</text:p>
      <text:p text:style-name="P6"/>
      <text:p text:style-name="P7">#11</text:p>
      <text:p text:style-name="P7">مْوَانَ بِنْتِ أمِيْنِ</text:p>
      <text:p text:style-name="P7">حَيُ نْرِيُ تَمْكِنِ</text:p>
      <text:p text:style-name="P7">اَلِنَ پِتِ ػَنْدَانِ</text:p>
      <text:p text:style-name="P7">كَوَاحِ كُمْڤُلِيَا</text:p>
      <text:p text:style-name="P7"/>
      <text:p text:style-name="P7">#12</text:p>
      <text:p text:style-name="P7">اَكَفَنْيَّا حَلِ مَمَ</text:p>
      <text:p text:style-name="P7"><text:soft-page-break/>اَسِوِزِ فَطِيْمَ</text:p>
      <text:p text:style-name="P7">حَسَنِ اَكَمْتُمَ</text:p>
      <text:p text:style-name="P7">بَبَكُ نَمْكُلِيَا</text:p>
      <text:p text:style-name="P7"/>
      <text:p text:style-name="P7">#13</text:p>
      <text:p text:style-name="P7">نَمْكُلِيَ كْوَا سِرِ</text:p>
      <text:p text:style-name="P7">اَسِكُيُوِا <text:span text:style-name="T5">بَشِيْرِا</text:span></text:p>
      <text:p text:style-name="P8">اَػِنْرَا اَكَفَصِيْرِ</text:p>
      <text:p text:style-name="P8">مْبِيْ زَ تُمْوَا نَبِيَا</text:p>
      <text:p text:style-name="P8"/>
      <text:p text:style-name="P8">#14</text:p>
      <text:p text:style-name="P8">كَفَصِيْرِ مُعَيَنِ</text:p>
      <text:p text:style-name="P8">حَمْكُلِوَا نْيُمْبَانِ</text:p>
      <text:p text:style-name="P8">كُسِكِيَكْوِ اَمِيْنِ</text:p>
      <text:p text:style-name="P8">عَجَبُ اِكَمْڠِيْيَا</text:p>
      <text:p text:style-name="P8"/>
      <text:p text:style-name="P8">#15</text:p>
      <text:p text:style-name="P8"><text:soft-page-break/>كَمُوُلِزَا هَشِيْمَ</text:p>
      <text:p text:style-name="P8">يِوُ اُنَنِ فَطِيْمَ</text:p>
      <text:p text:style-name="P8">حُكْوَمْكُوَ كْوَا حِيْمَ</text:p>
      <text:p text:style-name="P8">نَيُ سِيُ مَزُوِيَا</text:p>
      <text:p text:style-name="P8"/>
      <text:p text:style-name="P8">#16</text:p>
      <text:p text:style-name="P8">عَلِيْ اَكَيْنُكَ</text:p>
      <text:p text:style-name="P8">اَكِنِرَا كْوَ حَرَاكَ</text:p>
      <text:p text:style-name="P8">حَيَ نْيُمْبَانِ كِفِكَ</text:p>
      <text:p text:style-name="P8">مْوَانَ فَطِيْمَ حُلِيَا</text:p>
      <text:p text:style-name="P8"/>
      <text:p text:style-name="P9">#17</text:p>
      <text:p text:style-name="P9">عَلِيْ كَشَوِشِكَ</text:p>
      <text:p text:style-name="P9">كْوَا رُحُمَ كَمْشِيْكَ</text:p>
      <text:p text:style-name="P9">كْوَانْدَا فَطِيْمَ پُلِكَ</text:p>
      <text:p text:style-name="P9">اُلِلُ نَلُ نَمْبِيَا</text:p>
      <text:p text:style-name="P9"/>
      <text:p text:style-name="P9"><text:soft-page-break/>#18</text:p>
      <text:p text:style-name="P9">اُنَ كِطَ حُكُؤُمَ</text:p>
      <text:p text:style-name="P9">اَوْ وَاشِكْوَا نَحُمَ</text:p>
      <text:p text:style-name="P9">اَك<text:span text:style-name="T7">َ</text:span>مْجِبُ فَطِيْمَ</text:p>
      <text:p text:style-name="P9">كْوَا مَرَضِيْ سِكُلِيَا</text:p>
      <text:p text:style-name="P9"/>
      <text:p text:style-name="P9">#19</text:p>
      <text:p text:style-name="P9">مِمِ حَپَ نِمْتُكَ</text:p>
      <text:p text:style-name="P9">و<text:span text:style-name="T8">ِ</text:span>و<text:span text:style-name="T8">ِ</text:span> حُنِنَ هُتِيْكَ</text:p>
      <text:p text:style-name="P9">نَكَمَ كِتُ وَاتَكَ</text:p>
      <text:p text:style-name="P9">اُسِخُفُ كُنَمْبِيَا</text:p>
      <text:p text:style-name="P9"/>
      <text:p text:style-name="P9">#20</text:p>
      <text:p text:style-name="P9">وَتَكَ مْنِ رُپَ<text:span text:style-name="T6">نْڠَ</text:span></text:p>
      <text:p text:style-name="P10">كَثَمِيْنِ رُحُ يَنْڠُ</text:p>
      <text:p text:style-name="P10">مُوْيُ اُپُو<text:span text:style-name="T8">ِ</text:span> <text:span text:style-name="T8">مَ</text:span>تُنْڠُ</text:p>
      <text:p text:style-name="P10">نَوِ اُكُمِ كُلِيْيَا</text:p>
      <text:p text:style-name="P10"><text:soft-page-break/></text:p>
      <text:p text:style-name="P10">#21</text:p>
      <text:p text:style-name="P10">فَطِيْمَ اَكَتَمْكَ</text:p>
      <text:p text:style-name="P10">پِتِ يَكُ نَيْتَكَ</text:p>
      <text:p text:style-name="P10">عَلِيْ اَكَشُتُكَ</text:p>
      <text:p text:style-name="P10">هُوَزَا نِكُوْمْوَبِيَا</text:p>
      <text:p text:style-name="P10"/>
      <text:p text:style-name="P11">#22</text:p>
      <text:p text:style-name="P11">كِسَ عَلِيْ حَيْدَارِ</text:p>
      <text:p text:style-name="P11">نِنُ اُلِلُا فَصِيْرِا</text:p>
      <text:p text:style-name="P11">اُنَيُ اَبُوْ بَكَرِ</text:p>
      <text:p text:style-name="P11">تَكْوِنْرَ كُكُتْوَلِيَا</text:p>
      <text:p text:style-name="P11"/>
      <text:p text:style-name="P11">#23</text:p>
      <text:p text:style-name="P11">پِتِ يَكُ يَػَنْدَانِ</text:p>
      <text:p text:style-name="P11">بُوْ بَكَرِ سِكِفَنِ</text:p>
      <text:p text:style-name="P11">نِمِتَكَ تَمْكِنِ</text:p>
      <text:p text:style-name="P11"><text:soft-page-break/>يِوُ عَلِي نَمْبِيَا</text:p>
      <text:p text:style-name="P11"/>
      <text:p text:style-name="P11">#24</text:p>
      <text:p text:style-name="P11">هُوْنُ مْوِزِ نِوَا پِلِ</text:p>
      <text:p text:style-name="P11">مِمِ سِكُتَعَمَلِ</text:p>
      <text:p text:style-name="P11">اُنَ نَمْكِيْ وَ پِيْلِ</text:p>
      <text:p text:style-name="P11">خَبَارِ نِمْسِكِيَا</text:p>
      <text:p text:style-name="P11"/>
      <text:p text:style-name="P11">#25</text:p>
      <text:p text:style-name="P11">كَمْبَ وَاللَّهِ رُيَنْغُ</text:p>
      <text:p text:style-name="P11">نِوِ پْوِكِ مْكِ وَنْغُ</text:p>
      <text:p text:style-name="P11">نِنْيَّنِ عَدُوِ يَنْڠُ</text:p>
      <text:p text:style-name="P11">حِلَ مْتُيِ نَمْبِيَا</text:p>
      <text:p text:style-name="P11"/>
      <text:p text:style-name="P11">#26</text:p>
      <text:p text:style-name="P11">كَمْجِبُ كْوَا لِسَنِ</text:p>
      <text:p text:style-name="P11">مْتُيِ سِ<text:span text:style-name="T9">مْبَاءِنِ بَيْنِ</text:span></text:p>
      <text:p text:style-name="P12"><text:soft-page-break/>پِتِ يَكُ يَػَنْدَانِ</text:p>
      <text:p text:style-name="P12">اُنِپَپٗ تَرِظيْيَا</text:p>
      <text:p text:style-name="P12"/>
      <text:p text:style-name="P12">#27</text:p>
      <text:p text:style-name="P12">عَلِي اَكَبَيِيْنِ</text:p>
      <text:p text:style-name="P12">نِكْوَمْبِيَ تَمْكِنِ</text:p>
      <text:p text:style-name="P12">يَلِغِيَ كِسِمَانِ</text:p>
      <text:p text:style-name="P12">اَوُ مُوُزِ نَبِيَا</text:p>
      <text:p text:style-name="P12"/>
      <text:p text:style-name="P13">#28</text:p>
      <text:p text:style-name="P13">مُيَ نِنَ پِتِ يَكُ</text:p>
      <text:p text:style-name="P13">مَحَلِ اُيْوِتِيْكُ</text:p>
      <text:p text:style-name="P13">كَمَ هَيَ مَتَمْكُ</text:p>
      <text:p text:style-name="P13">بَبَغُ سِتُمُوَابِيَا</text:p>
      <text:p text:style-name="P13"/>
      <text:p text:style-name="P13">#29</text:p>
      <text:p text:style-name="P13">عَلِي اَكَوُضِيْكَ</text:p>
      <text:p text:style-name="P13"><text:soft-page-break/>فَطِيْمَ كُكَصِيْرِكَ</text:p>
      <text:p text:style-name="P13">اَكَيْنُكَ اَكَتُكَ</text:p>
      <text:p text:style-name="P13">اَكِنِرَا كْوَا نَبِيَا</text:p>
      <text:p text:style-name="P13"/>
      <text:p text:style-name="P13">#30</text:p>
      <text:p text:style-name="P13">كَمُوُلِزَا حَشِيْمَ</text:p>
      <text:p text:style-name="P13">وَلِوُ نَنِ فَطِيْمَ</text:p>
      <text:p text:style-name="P13">عَلِيْ كَتَكَلَّمَ</text:p>
      <text:p text:style-name="P13">مْتُمِ اَكَمْوَمْبِيَا</text:p>
      <text:p text:style-name="P13"/>
      <text:p text:style-name="P13">#31</text:p>
      <text:p text:style-name="P13">اَكَمْوَامْبِيَا شَرِفُ</text:p>
      <text:p text:style-name="P13">فَطِيْمَ مِنِكَلِفُ</text:p>
      <text:p text:style-name="P13">زِيَپُ زِنْيِ مَخُفُ</text:p>
      <text:p text:style-name="P13">زِنْڠِ نِمِمْتِلِيَا</text:p>
      <text:p text:style-name="P13"/>
      <text:p text:style-name="P13">#32</text:p>
      <text:p text:style-name="P13"><text:soft-page-break/>يَكْوِلِيَوِ رَسُوْلِ</text:p>
      <text:p text:style-name="P13">نَمِ نَلِفَنْيَ كْوِلِ</text:p>
      <text:p text:style-name="P13">كُمْوَامْبِيَ سِحِمِلِ</text:p>
      <text:p text:style-name="P13">خُفُ زِمِزُنِغ<text:span text:style-name="T10">ِيَا</text:span></text:p>
      <text:p text:style-name="P13"/>
      <text:p text:style-name="P14">#33</text:p>
      <text:p text:style-name="P14">اِنِرَا وِوِ سَيّدِ</text:p>
      <text:p text:style-name="P14">كَمُوُنْيِّ اَبُرُدِ</text:p>
      <text:p text:style-name="P14">كَيْنُكَا مُحَمَّدِا</text:p>
      <text:p text:style-name="P14">حَپُ كَأَنْدَامَ نْدِيَا</text:p>
      <text:p text:style-name="P14"/>
      <text:p text:style-name="P14">#34</text:p>
      <text:p text:style-name="P14">اَتِرَا حَيَ جِلِسِ</text:p>
      <text:p text:style-name="P14">اُسُ اُكَلِى نَكَسِ</text:p>
      <text:p text:style-name="P14">كَفَنْيَ كَمَ هَيْسِ</text:p>
      <text:p text:style-name="P14">مِكْوِنْرَ كُمْوَاڠَلِيَا</text:p>
      <text:p text:style-name="P14"/>
      <text:p text:style-name="P14"><text:soft-page-break/>#35</text:p>
      <text:p text:style-name="P14">كَمُوُلِزَا حَشِيْمَ</text:p>
      <text:p text:style-name="P14">وَلِوُ نَنِ فَطِيْمَ</text:p>
      <text:p text:style-name="P15">حَسَانِ اُيْيِ حِمَ</text:p>
      <text:p text:style-name="P15">عَلِى كُمْوَادَمِيَا</text:p>
      <text:p text:style-name="P15"/>
      <text:p text:style-name="P15">#36</text:p>
      <text:p text:style-name="P15">فَطِيْمَ حَكُكَصِيْرِ</text:p>
      <text:p text:style-name="P15">اَكَمْوَامْبِيَ بَشِيْرِا</text:p>
      <text:p text:style-name="P15">عَلِي زَاكِى خَبَارِ</text:p>
      <text:p text:style-name="P15">يِوُ نِمِزِسِكِيَا</text:p>
      <text:p text:style-name="P15"/>
      <text:p text:style-name="P16">#37</text:p>
      <text:p text:style-name="P16">كَمُوُلِزَا اَمِيْنِ</text:p>
      <text:p text:style-name="P16">نِكَمَ خَبَارِ غَانِ</text:p>
      <text:p text:style-name="P16">اُسِمْغُجِ نْيُمْبَانِ</text:p>
      <text:p text:style-name="P16">اُكَيَ اُكُمْوَنْدَامِيَا</text:p>
      <text:p text:style-name="P16"><text:soft-page-break/></text:p>
      <text:p text:style-name="P16">#38</text:p>
      <text:p text:style-name="P16">اَكَنْيَّمَاَءَ <text:span text:style-name="T11">فَطِيْمَ</text:span></text:p>
      <text:p text:style-name="P17">اَكَمْتَ حَشِيْمِ</text:p>
      <text:p text:style-name="P17">اِلُوْمْتُكَ كَلِيْمَ</text:p>
      <text:p text:style-name="P17">نَيَكْوِلِيِ نَبِيَا</text:p>
      <text:p text:style-name="P17"/>
      <text:p text:style-name="P17">#39</text:p>
      <text:p text:style-name="P17">يَوَاتِ وَابِزِوِوُ</text:p>
      <text:p text:style-name="P17">مُسِتِتِ نَمُمِوُ</text:p>
      <text:p text:style-name="P17">اَكَرُدُفُ كِلِيْوُ</text:p>
      <text:p text:style-name="P17">فَطِيْمَ لِزَاهَرِيَا</text:p>
      <text:p text:style-name="P17"/>
      <text:p text:style-name="P17">#40</text:p>
      <text:p text:style-name="P17">اَكَمْبَ تِنَ مْوَانَغُ</text:p>
      <text:p text:style-name="P17">اُتَكَپُ رَضِ يَنْڠُ</text:p>
      <text:p text:style-name="P17">نِهَيُ مَنِيْنُ يَغُ</text:p>
      <text:p text:style-name="P17"><text:soft-page-break/>يِوُ اُكَنِرِظِيْيَا</text:p>
      <text:p text:style-name="P17"/>
      <text:p text:style-name="P17">#41</text:p>
      <text:p text:style-name="P17">كُوَمْبِوَا كْوَ فَطِيْمَ</text:p>
      <text:p text:style-name="P17">يُتِ اَكَيَسُكُمَ</text:p>
      <text:p text:style-name="P17">كِسَ كَڤُتَ كَلِيْمَ</text:p>
      <text:p text:style-name="P17">بَبَكِ اَكَمْوَامْبِيَا</text:p>
      <text:p text:style-name="P17"/>
      <text:p text:style-name="P17">#42</text:p>
      <text:p text:style-name="P17">اَكَمْوَمْبِيَ بَبَڠُ</text:p>
      <text:p text:style-name="P17">تُنَنِ نَمُمِوَانْڠُ</text:p>
      <text:p text:style-name="P18">نَيُوَا مَؤُڤُ يَنْڠُ</text:p>
      <text:p text:style-name="P18">سِمْوِنْيِ كُپِنْدِلِيَا</text:p>
      <text:p text:style-name="P18"/>
      <text:p text:style-name="P18">#43</text:p>
      <text:p text:style-name="P18">نِمْتُ وَلِنِ<text:span text:style-name="T14">غُ</text:span>رِ</text:p>
      <text:p text:style-name="P18">سَسَا نِمِمْفِكِرِا</text:p>
      <text:p text:style-name="P18"><text:soft-page-break/>هَتُپِنْدِلِيِ خِيْرِ</text:p>
      <text:p text:style-name="P18">حَوِزِ كُتْوَاغَلِيْيَ</text:p>
      <text:p text:style-name="P18"/>
      <text:p text:style-name="P18">#44</text:p>
      <text:p text:style-name="P18">تِنَ هُظُمُ مُيُنِ</text:p>
      <text:p text:style-name="P18">مْتُيِ نِشَيْطَانِ</text:p>
      <text:p text:style-name="P18">وَلِكُيَ كُنِلِنِ</text:p>
      <text:p text:style-name="P18">نِيَ مْبُڤُ كُنِتِيَا</text:p>
      <text:p text:style-name="P18"/>
      <text:p text:style-name="P18">#45</text:p>
      <text:p text:style-name="P18">بَعْدَ هَيُ كُكُم<text:span text:style-name="T14">َ</text:span></text:p>
      <text:p text:style-name="P18">كُتُوَا كْوَاكِى فَطِيْمَ</text:p>
      <text:p text:style-name="P18">اَلِيْػِنْرَا كِسِمَ مَ</text:p>
      <text:p text:style-name="P18">سِكُ يَجُمَ اِكِيَا</text:p>
      <text:p text:style-name="P18"/>
      <text:p text:style-name="P18">#46</text:p>
      <text:p text:style-name="P18">اَكِسِمَمَ نْدِيَانِ</text:p>
      <text:p text:style-name="P18"><text:soft-page-break/>اَكِمْوَامْبِيَا شَيْطَانِ</text:p>
      <text:p text:style-name="P18">تُصَلِيْپُ زَامَانِ</text:p>
      <text:p text:style-name="P18">خِيْرِ اُكَيْرُدِيَا</text:p>
      <text:p text:style-name="P18"/>
      <text:p text:style-name="P18">#47</text:p>
      <text:p text:style-name="P18">سِيِوُ تُكِتِز<text:span text:style-name="T12">ِيَ</text:span></text:p>
      <text:p text:style-name="P19">حُكُغُجَ وِوِ اُيِ</text:p>
      <text:p text:style-name="P19">لِغُجِ لِغِيْنِ لِيْيِ</text:p>
      <text:p text:style-name="P19">يِوُ حُكُعَظِمِيْيَا</text:p>
      <text:p text:style-name="P19"/>
      <text:p text:style-name="P19">#48</text:p>
      <text:p text:style-name="P19">عَلِيْ هَپُ كَرُدِ</text:p>
      <text:p text:style-name="P19">اُكَتِكَ كُرَادِادِ</text:p>
      <text:p text:style-name="P19">اُمُوْ<text:span text:style-name="T14">نِ</text:span> مُحَمَّدِ</text:p>
      <text:p text:style-name="P19">نْيُمْبَانِ كِمْغِلِيَا</text:p>
      <text:p text:style-name="P19"/>
      <text:p text:style-name="P19">#49</text:p>
      <text:p text:style-name="P19"><text:soft-page-break/>كُمُوُلِزَا اَمِيْنِ</text:p>
      <text:p text:style-name="P20">يِوُ عَلِيْ اُنَنِ</text:p>
      <text:p text:style-name="P20">حُكُيَ مْسِكِيْتِنِ</text:p>
      <text:p text:style-name="P20">لِپِ لِلُوْ كُزِدِيْيَا</text:p>
      <text:p text:style-name="P20"/>
      <text:p text:style-name="P20">#50</text:p>
      <text:p text:style-name="P20">اَكَمْوَمْبِيَا حَشِيْمَ</text:p>
      <text:p text:style-name="P20">يِوُ سِكُوَاحِ جُمَ</text:p>
      <text:p text:style-name="P20">كِلِغَنَ نَكِسِمَ</text:p>
      <text:p text:style-name="P20">وِنْيِ كُصَلِ هُغِيَا</text:p>
      <text:p text:style-name="P20"/>
      <text:p text:style-name="P20">#51</text:p>
      <text:p text:style-name="P20">حَتَ نِجُمَ لَپِيْلِ</text:p>
      <text:p text:style-name="P20">عَلِيْ كِرَا اَوَالِيْ</text:p>
      <text:p text:style-name="P20">اَبُ اَسُتَجَمَلِيْ</text:p>
      <text:p text:style-name="P20">هُمْلِرَّا كُمْوَمْبِيَا</text:p>
      <text:p text:style-name="P20"/>
      <text:p text:style-name="P20"><text:soft-page-break/>#52</text:p>
      <text:p text:style-name="P20">اَكَمْوَامْبِيَا شِيْطَانِ</text:p>
      <text:p text:style-name="P20">عَلِيْ نِكْوَامبِيِيْنِ</text:p>
      <text:p text:style-name="P20">لَبُدَا هُكُ نْيُمْبَانِ</text:p>
      <text:p text:style-name="P20">كُتُكَ <text:span text:style-name="T13">هُكُوِمِيَا</text:span></text:p>
      <text:p text:style-name="P20"/>
      <text:p text:style-name="P21">#53</text:p>
      <text:p text:style-name="P21">نَيِوُ خِيْرِ اُرُوْدِ</text:p>
      <text:p text:style-name="P21">كْوَا نِ حِيْزُ تَكَصِدِ</text:p>
      <text:p text:style-name="P21">اُكُمُ نِمُحَمَّدِ</text:p>
      <text:p text:style-name="P21">يِوُ مِكُوُظِكِيَا</text:p>
      <text:p text:style-name="P21"/>
      <text:p text:style-name="P21">#54</text:p>
      <text:p text:style-name="P21">عَلِيْ اَكَوُظِيْكَ</text:p>
      <text:p text:style-name="P21">كُرُدِ اَسِيُتَكَ</text:p>
      <text:p text:style-name="P21">حَتَ نْيُبَنِ كِفِكَ</text:p>
      <text:p text:style-name="P21">مْكِ وَكِ كَمْوَامْبِيَا</text:p>
      <text:p text:style-name="P21"><text:soft-page-break/></text:p>
      <text:p text:style-name="P22">#55</text:p>
      <text:p text:style-name="P22">كَمُوُلِزَا فَطِيْمَ</text:p>
      <text:p text:style-name="P22">لَبْدَا كُكَلِ مَپِمَ</text:p>
      <text:p text:style-name="P22">حُنِيْنَ وِنْدِ جُمَ</text:p>
      <text:p text:style-name="P22">وِوِ هُيَسِكِلِيَا</text:p>
      <text:p text:style-name="P22"/>
      <text:p text:style-name="P22">#56</text:p>
      <text:p text:style-name="P22">عَلِيْ اَكَبَئِيْنِ</text:p>
      <text:p text:style-name="P22">كَبَ مَپِمَ يَنِيْنِ</text:p>
      <text:p text:style-name="P22">مِمِ كِكُمَ دِيَنِ</text:p>
      <text:p text:style-name="P22">وَنْيِ كُصَلِ هُغِيَا</text:p>
      <text:p text:style-name="P22"/>
      <text:p text:style-name="P22">#57</text:p>
      <text:p text:style-name="P22">تِنَا نِپِتِ خَبَارِ</text:p>
      <text:p text:style-name="P22">اَمِوُظِكَ بَشِيْرِ</text:p>
      <text:p text:style-name="P22">وَلَا زِوُسِأَ خِيْرِ</text:p>
      <text:p text:style-name="P22"><text:soft-page-break/>وَوُ وَغَئِصَلِيَ</text:p>
      <text:p text:style-name="P22"/>
      <text:p text:style-name="P22">#58</text:p>
      <text:p text:style-name="P22">كْوَنْدَ بِنْتِ رَسُوْلِ</text:p>
      <text:p text:style-name="P22">هَيُ اَسِيَقُبَلِ</text:p>
      <text:p text:style-name="P22">اَكَمْوَمْبِيَا سِكْوِلِ</text:p>
      <text:p text:style-name="P22">حَيُ اُمِزُنَمْبِيَا</text:p>
      <text:p text:style-name="P22"/>
      <text:p text:style-name="P22">#59</text:p>
      <text:p text:style-name="P22">وِوِ حَپَ اُكِتُكَ<text:span text:style-name="T15">ا</text:span></text:p>
      <text:p text:style-name="P22">سَعَ سِتَ اِمِفِكَ</text:p>
      <text:p text:style-name="P22">اَمِكُوَا نَحَرَاكَ</text:p>
      <text:p text:style-name="P22">يَكُصَلِيْشَ نَبِيَا</text:p>
      <text:p text:style-name="P22"/>
      <text:p text:style-name="P22">#60</text:p>
      <text:p text:style-name="P22">نَبَدَءِ فَطِيْمَ</text:p>
      <text:p text:style-name="P22">كُتِدَا حِيُ كَلِمَ</text:p>
      <text:p text:style-name="P22"><text:soft-page-break/>وَمْسِكِيْيَ حَشِيْمَ</text:p>
      <text:p text:style-name="P22">حُدِ اَكِوَاپِ <text:span text:style-name="T15">جِيَا</text:span></text:p>
      <text:p text:style-name="P22"/>
      <text:p text:style-name="P23">#61</text:p>
      <text:p text:style-name="P23">تُمْوَا كِغِيَ كْوَا نْرَانِ</text:p>
      <text:p text:style-name="P23">عَلِيْ اُپُ كِتِيْنِ</text:p>
      <text:p text:style-name="P23">ڠُوْ زِلِيْ مُوِلِنِ</text:p>
      <text:p text:style-name="P23">مْتُمِ كِمْوَاغَلِيَا</text:p>
      <text:p text:style-name="P23"/>
      <text:p text:style-name="P23">#62</text:p>
      <text:p text:style-name="P23">اَكَتَمْكَا حَبِبُ</text:p>
      <text:p text:style-name="P23">عَلِيْ بُنْ طَلِبُ</text:p>
      <text:p text:style-name="P23">نَيِوْ نِنَ صِبَبُ</text:p>
      <text:p text:style-name="P23">جُمَ يَكُتُئِلِيْيَا</text:p>
      <text:p text:style-name="P23"/>
      <text:p text:style-name="P23">#63</text:p>
      <text:p text:style-name="P23">عَلِيْ اَكَفَصِْرِ</text:p>
      <text:p text:style-name="P23"><text:soft-page-break/>يَكْوِلِيَوِ بَشِيْرِا</text:p>
      <text:p text:style-name="P23">وَيُوَا سِنَا جَوُرِ</text:p>
      <text:p text:style-name="P23">زَا كُمُوُنْيَّ جَلِيَا </text:p>
      <text:p text:style-name="P23"/>
      <text:p text:style-name="P23">#64</text:p>
      <text:p text:style-name="P23">تِنَا يِوُ نِنَا مَتِ</text:p>
      <text:p text:style-name="P23">نِمِتُكَ كْوَ وَقَتِ</text:p>
      <text:p text:style-name="P23">نِرُدِ شِوْزِ مَتِةِ</text:p>
      <text:p text:style-name="P23">غُوْ سِيَزَا غَل<text:span text:style-name="T16">ِ</text:span>يَا</text:p>
      <text:p text:style-name="P23"/>
      <text:p text:style-name="P23">#65</text:p>
      <text:p text:style-name="P23">حَيَ فَطِيْمَ حَبِبُ</text:p>
      <text:p text:style-name="P23">يِوُ اَمِتَعَجَبُ</text:p>
      <text:p text:style-name="P23">اَمِپَرَا مِحِرَابُ</text:p>
      <text:p text:style-name="P23">اِيُ نْرَانِ هُنَمْبِيَا</text:p>
      <text:p text:style-name="P23"/>
      <text:p text:style-name="P24">اَكَمْوَامْبِيَا حَشِيْمُ</text:p>
      <text:p text:style-name="P24"><text:soft-page-break/>حُيُ سِمْوَانَ اَدَمُ</text:p>
      <text:p text:style-name="P24">نِشِيْطَانِ فَهَمُ</text:p>
      <text:p text:style-name="P24">سَاسَ اَمِكُوْزِغِيَا</text:p>
      <text:p text:style-name="P24"/>
      <text:p text:style-name="P24">#67</text:p>
      <text:p text:style-name="P24">عَلِيْ كِتَ قَوْلِيْ</text:p>
      <text:p text:style-name="P24">كْوَمْبَ وَيُوَا نِكْوِلِ</text:p>
      <text:p text:style-name="P24">حِلِ جُمَ نِلَپِلِ</text:p>
      <text:p text:style-name="P24">نَلَتَتُ اَتَكُيَا</text:p>
      <text:p text:style-name="P24"/>
      <text:p text:style-name="P24">#68</text:p>
      <text:p text:style-name="P24">نَمِ س<text:span text:style-name="T18">َ</text:span> سَا مُحَمَدِ</text:p>
      <text:p text:style-name="P24">نِمْئِپِكَ عَهَدِ</text:p>
      <text:p text:style-name="P24">شِيْطَانِ تَمْرُدِ</text:p>
      <text:p text:style-name="P24">مْبِيْ زَا جَفَرِ پِيَا</text:p>
      <text:p text:style-name="P24"/>
      <text:p text:style-name="P24">#69</text:p>
      <text:p text:style-name="P24"><text:soft-page-break/>نِػَغَلِيَ حَقِيْكَ</text:p>
      <text:p text:style-name="P24">اُنَ يَبُ وَلِتَكَ</text:p>
      <text:p text:style-name="P24">نَيِ اَتَكُمْبُكَ</text:p>
      <text:p text:style-name="P24">سِكُزُتِ اَكِلِيَا</text:p>
      <text:p text:style-name="P24"/>
      <text:p text:style-name="P24">#70</text:p>
      <text:p text:style-name="P24">عَلِيْ اَكَصُبِرِ</text:p>
      <text:p text:style-name="P24">هَتَ جُمَعْ لِكَجِرِا</text:p>
      <text:p text:style-name="P24">كِنِرَّا مْوِنْيِ <text:span text:style-name="T17">كُمُوْغُرِ</text:span></text:p>
      <text:p text:style-name="P25">هُمْلِرَّا كُمْوَمْبِيَا</text:p>
      <text:p text:style-name="P25"/>
      <text:p text:style-name="P25">#72</text:p>
      <text:p text:style-name="P25">عَلِيْ كَيْرَا تِيْتِ</text:p>
      <text:p text:style-name="P25">هَتَى اُكَيَ وَقَتِ</text:p>
      <text:p text:style-name="P25">اَكَيْتُوَا مَتِيْتِ</text:p>
      <text:p text:style-name="P25">هَپُ كَيَنْدَامَ نْدِيَا</text:p>
      <text:p text:style-name="P25"/>
      <text:p text:style-name="P25"><text:soft-page-break/>#73</text:p>
      <text:p text:style-name="P25">اُمُوْنِ اِبْلِيْسِ</text:p>
      <text:p text:style-name="P25">اُيَوُ مِئِلِبِيْسِ</text:p>
      <text:p text:style-name="P25">نَيِ اَكِزَا اُپِسِ</text:p>
      <text:p text:style-name="P25">اِلِ كُمْكُرُبِيْيَا</text:p>
      <text:p text:style-name="P25"/>
      <text:p text:style-name="P25">#74</text:p>
      <text:p text:style-name="P25">اِبْلِسِ كَتَمْكَا</text:p>
      <text:p text:style-name="P25">عَلِيْ اُنَ هَرَاكَ</text:p>
      <text:p text:style-name="P25">سِيْ جُمَعْ تُمِشُكَا</text:p>
      <text:p text:style-name="P25">مْمُيَ هَكُسَلِيَا</text:p>
      <text:p text:style-name="P25"/>
      <text:p text:style-name="P26">#75</text:p>
      <text:p text:style-name="P26">وِوِ هُتُكِ نْيُبَنِ</text:p>
      <text:p text:style-name="P26">لَكُيَ مْسِكِتِنِ</text:p>
      <text:p text:style-name="P26">اَسَا هُمْتِزَ نْيَاَنِ</text:p>
      <text:p text:style-name="P26">تُوْنِ مْبِيْ دُنِيَا</text:p>
      <text:p text:style-name="P26"><text:soft-page-break/></text:p>
      <text:p text:style-name="P26">#76</text:p>
      <text:p text:style-name="P26">عَلِيْ كِيْتَ كَلِيْمَ</text:p>
      <text:p text:style-name="P26">اُوْرُنْغُ وَكُ هُكُمَ</text:p>
      <text:p text:style-name="P26">يِوُ اُتَنِفَهَمُ</text:p>
      <text:p text:style-name="P26">ڠُوُ لِكَمْپُتِيَا</text:p>
      <text:p text:style-name="P26"/>
      <text:p text:style-name="P26">#77</text:p>
      <text:p text:style-name="P26">اَكِيْزِنْغَ شِطَانِ</text:p>
      <text:p text:style-name="P26">مِمْتِيَ مْكُنُنِ</text:p>
      <text:p text:style-name="P26">تْوِنِرِ مْسِكِتِنِ</text:p>
      <text:p text:style-name="P26">سِؤُپِسِ كُكِمْبِيَا</text:p>
      <text:p text:style-name="P26"/>
      <text:p text:style-name="P26">#78</text:p>
      <text:p text:style-name="P27">كِنْرَا نَيِ شَيْطَانِ</text:p>
      <text:p text:style-name="P27">مْپَكَ مْسِكِيْتِنِ</text:p>
      <text:p text:style-name="P27">كَفُزِيَ كِپِيَانِ</text:p>
      <text:p text:style-name="P27"><text:soft-page-break/>كِفُنُوَا كِمْتِيْيَا</text:p>
      <text:p text:style-name="P27"/>
      <text:p text:style-name="P27">#79</text:p>
      <text:p text:style-name="P27">حَپَ اَكَشُشَا مْوَنْڠُ</text:p>
      <text:p text:style-name="P27">اَكَبَ اُسُوْمْرُنْغُ</text:p>
      <text:p text:style-name="P27">ڠَاءَ هُتِرِّ كِجُنْغُ</text:p>
      <text:p text:style-name="P27">نَوِ مْبِغُ اُكَغِيَا</text:p>
      <text:p text:style-name="P27"/>
      <text:p text:style-name="P27">#81</text:p>
      <text:p text:style-name="P27">مَبُ يَكُ شَيْطَانِ</text:p>
      <text:p text:style-name="P27">اَيُوِزَاوُ نِنْيَّنِ</text:p>
      <text:p text:style-name="P27">وَلَا هَپَنَ كِفَنِ</text:p>
      <text:p text:style-name="P27">كَتِكَ دَهْرِبِيَا</text:p>
      <text:p text:style-name="P27"/>
      <text:p text:style-name="P27">#82</text:p>
      <text:p text:style-name="P27">كُلَ يَابُ هُلِوِتَ</text:p>
      <text:p text:style-name="P27">هُوُ نَ وَتُ هُكُوْتَ</text:p>
      <text:p text:style-name="P27"><text:soft-page-break/>هُوْ نَ لَيْتِ كُوِتَ</text:p>
      <text:p text:style-name="P27">نَوِ اُكَزِڠَتِيْيَا</text:p>
      <text:p text:style-name="P27"/>
      <text:p text:style-name="P27">#83</text:p>
      <text:p text:style-name="P27">اُمِئِفَنْيَّ نَغُوْرِ</text:p>
      <text:p text:style-name="P27">كْوَ مْكُوْ كَفِيْرِ</text:p>
      <text:p text:style-name="P27">هُنَلُوْ مْمُيَ لَخِيْرِ</text:p>
      <text:p text:style-name="P27">اَمْبَلُ وَفُرَاحِيَا</text:p>
      <text:p text:style-name="P27"/>
      <text:p text:style-name="P28">#84</text:p>
      <text:p text:style-name="P28">كَمْتُوَا كِپِيَانِ</text:p>
      <text:p text:style-name="P28">كَمْهُرَا مْكُوْرُنِ</text:p>
      <text:p text:style-name="P28">اَكَنِيْنَ شَيْطَانِ</text:p>
      <text:p text:style-name="P28">اُمِشُهُدِ نَبِيَا</text:p>
      <text:p text:style-name="P28"/>
      <text:p text:style-name="P28">#85</text:p>
      <text:p text:style-name="P28">اُمِشُهُدِ مْكْوِوُ</text:p>
      <text:p text:style-name="P28"><text:soft-page-break/>تَعَدِ اَنِتِدِئوُا</text:p>
      <text:p text:style-name="P28">اُمِيَوُ نَ يَئِوُ</text:p>
      <text:p text:style-name="P28">يَلِنْدِ نِ نَمَپِيَا</text:p>
      <text:p text:style-name="P28"/>
      <text:p text:style-name="P28">#86</text:p>
      <text:p text:style-name="P28">اُسِيْوُنِ رِيُ بَاسِ</text:p>
      <text:p text:style-name="P28">اَلِيُ كُنِنُكُوْسِ</text:p>
      <text:p text:style-name="P28">شَتِ نِتُوَ كِصَسِ</text:p>
      <text:p text:style-name="P28">كِسَ نِتْوَاي نْدِيَا</text:p>
      <text:p text:style-name="P28"/>
      <text:p text:style-name="P28">#87</text:p>
      <text:p text:style-name="P28">نَيِ هُيَنِيْنَ هَيُ</text:p>
      <text:p text:style-name="P28">هُكُوْا ػِنِرَا مْبِيُ</text:p>
      <text:p text:style-name="P28">ػَمْبِوَا عَلِيْ هُيُ</text:p>
      <text:p text:style-name="P28">هِرَا اَكِزُنْڠُكِيَا</text:p>
      <text:p text:style-name="P28"/>
      <text:p text:style-name="P28">#88</text:p>
      <text:p text:style-name="P28"><text:soft-page-break/>اَوْ نَپُ حَمُوْانِ</text:p>
      <text:p text:style-name="P28">اَكَنِيْنَ شَيْطَانِ</text:p>
      <text:p text:style-name="P28">اَسَا عَلِيْ نِنْيَّنِ</text:p>
      <text:p text:style-name="P28">هَتَّى مُكَنِتَيْيَا</text:p>
      <text:p text:style-name="P28"/>
      <text:p text:style-name="P29">#89</text:p>
      <text:p text:style-name="P30">عَلِيْ كُرُدِ كْوَكِ</text:p>
      <text:p text:style-name="P30">اَكِرَّا كْوَ مكِ وَكِ</text:p>
      <text:p text:style-name="P30">فَطِيْمَ اَتَمْكِ</text:p>
      <text:p text:style-name="P30">حِلَ جَبَرِ نَمْبِيَا</text:p>
      <text:p text:style-name="P30"/>
      <text:p text:style-name="P30">#90</text:p>
      <text:p text:style-name="P30">يِوُ اُكِنْرَا نْدِيَانِ</text:p>
      <text:p text:style-name="P30">حَكُوِپُ شَيْطَانِ</text:p>
      <text:p text:style-name="P30">عَلِيْ كَنِيْنَ كْوَانِ</text:p>
      <text:p text:style-name="P30">اُنَ كُتُنِئِلِيْيَا</text:p>
      <text:p text:style-name="P30"/>
      <text:p text:style-name="P30"><text:soft-page-break/>#91</text:p>
      <text:p text:style-name="P30">يِوُ اُمِجِتَهِدِ</text:p>
      <text:p text:style-name="P30">كْوَا كُنِيُوَا هُرُدِ</text:p>
      <text:p text:style-name="P30">تُپِنْبِنِ هُرَادِدِ</text:p>
      <text:p text:style-name="P30">يَؤُرُنْڠُ هُنَمْبِيَا</text:p>
      <text:p text:style-name="P30"/>
      <text:p text:style-name="P30">#92</text:p>
      <text:p text:style-name="P30">فَطِيْمَ اَكَبَيِنِ</text:p>
      <text:p text:style-name="P30">يِوُ اُمِمْتِرَّانِ</text:p>
      <text:p text:style-name="P30">اَغَلِيَ سُلْطَنِ</text:p>
      <text:p text:style-name="P30">اِسِمُ كُمُوُرُكِيَا</text:p>
      <text:p text:style-name="P30"/>
      <text:p text:style-name="P30">#93</text:p>
      <text:p text:style-name="P31">كَمْپِجِيَا مْفَنُ</text:p>
      <text:p text:style-name="P31">فَطِيْمَ كَتِكَ مْنُ</text:p>
      <text:p text:style-name="P31">كَبَ اُنَ نَمَنِيْنُ</text:p>
      <text:p text:style-name="P31">كْوَا حُكُ حُنِكَتِيَا</text:p>
      <text:p text:style-name="P31"><text:soft-page-break/></text:p>
      <text:p text:style-name="P31">#94</text:p>
      <text:p text:style-name="P31">نَا مِمِ نِوَاتُكَ</text:p>
      <text:p text:style-name="P31">ػِنِرَّا اَتَشُتُكَ</text:p>
      <text:p text:style-name="P31">اُسِمِ اُتَوُنْرُكَ</text:p>
      <text:p text:style-name="P31">زَ مْوِتُنِ كِزِڠِيَا</text:p>
      <text:p text:style-name="P31"/>
      <text:p text:style-name="P35">#95</text:p>
      <text:p text:style-name="P32"><text:s/><text:span text:style-name="T19">قَدْ تَمَّتِ كَلِمُ</text:span></text:p>
      <text:p text:style-name="P33">اِنِرَا مِنْيِ كَلِمُ</text:p>
      <text:p text:style-name="P33">اُلِوِوُ جَهَنَّمُ</text:p>
      <text:p text:style-name="P33">اَجَلِ حُمْزِڠِيَا</text:p>
      <text:p text:style-name="P33"/>
      <text:p text:style-name="P33">#96</text:p>
      <text:p text:style-name="P33">حَيَ نِمِيَخِتِمُ</text:p>
      <text:p text:style-name="P33">نَمَغِيْنِ نِنُظُمُ</text:p>
      <text:p text:style-name="P33">كْوَا جَمِعِ مُفَهَمُ</text:p>
      <text:p text:style-name="P33"><text:soft-page-break/>نِمِپِنْدَ كُوَابِيَا</text:p>
      <text:p text:style-name="P33"/>
      <text:p text:style-name="P33">#97</text:p>
      <text:p text:style-name="P33">فَهَمُنِ وَوُڠَوَانَ</text:p>
      <text:p text:style-name="P33">يِوُ نِوَاپِ مَعَنَا</text:p>
      <text:p text:style-name="P33">پِتِ يَنْڠُ يَمَئِيْنَ</text:p>
      <text:p text:style-name="P33">حُجَ نَلُوْ اِوَاتِيَا</text:p>
      <text:p text:style-name="P33"/>
      <text:p text:style-name="P33">#98</text:p>
      <text:p text:style-name="P33">نَلِئِوَاتَ كَسِدِ</text:p>
      <text:p text:style-name="P33">سِمَحَبُ كُنِزِدِا</text:p>
      <text:p text:style-name="P33">مَرَاحُوْزَا وَوَآلدِ</text:p>
      <text:p text:style-name="P33">اَكَصِيْرِ كُپُتِيْيَا</text:p>
      <text:p text:style-name="P33"/>
      <text:p text:style-name="P33">#99</text:p>
      <text:p text:style-name="P33">عَلِيْ اَلُفِكِيْرِ</text:p>
      <text:p text:style-name="P33">نْرِيُ يُتِ يَلُجِيْرِ</text:p>
      <text:p text:style-name="P33"><text:soft-page-break/>اَكَوازَوَا جَعْفَرِ</text:p>
      <text:p text:style-name="P33">وَ مَوْلَنَا عَلِيَ</text:p>
      <text:p text:style-name="P33"/>
      <text:p text:style-name="P34">#100</text:p>
      <text:p text:style-name="P37">اَكَئِيَّڠَ كِجَانَ</text:p>
      <text:p text:style-name="P37">نَبَبَكِ وَكَفَنَ</text:p>
      <text:p text:style-name="P37">كُلَ اَلٗكِمُوُنَ</text:p>
      <text:p text:style-name="P37">سُوْرَ زَلِكِمْوِلِيَ</text:p>
      <text:p text:style-name="P37"/>
      <text:p text:style-name="P37">#101</text:p>
      <text:p text:style-name="P37">وَتُ وَلِكِيْذُكُرِ</text:p>
      <text:p text:style-name="P37">عَلِيْ حَنَا خَبَرِا</text:p>
      <text:p text:style-name="P37">حَتَ مْمُيَ كْوَا سِرِ</text:p>
      <text:p text:style-name="P37">هَكُنَ اَلُمْوَمْبِيَا</text:p>
      <text:p text:style-name="P37"/>
      <text:p text:style-name="P37">#102</text:p>
      <text:p text:style-name="P37">اَلِپُپِنْدَا مَنَانِ</text:p>
      <text:p text:style-name="P37"><text:soft-page-break/>كُمْوَامْبِيَا مُعَيَانِ</text:p>
      <text:p text:style-name="P37">كُنَ كِسِمَ مِتُنِ</text:p>
      <text:p text:style-name="P37">اَكِرَا كُتَنْڠَلِيَا</text:p>
      <text:p text:style-name="P37"/>
      <text:p text:style-name="P37">#103</text:p>
      <text:p text:style-name="P37">تِنَ اَكِرَا كْوَ شَكَ</text:p>
      <text:p text:style-name="P37">مَاءِ اَسِپُ يَتَكَ</text:p>
      <text:p text:style-name="P37">نَيِ اَكَكِفِنِكَ</text:p>
      <text:p text:style-name="P37">نِوَازِ اَكِتِيْرِيَ</text:p>
      <text:p text:style-name="P37"/>
      <text:p text:style-name="P37">#104</text:p>
      <text:p text:style-name="P37">حَپُ عَلِيْ حَيْدَرِ</text:p>
      <text:p text:style-name="P37">كِوَزَا نَكُفِيْكِرِا</text:p>
      <text:p text:style-name="P37">وَمِكُيَ مَكُفَرِا</text:p>
      <text:p text:style-name="P37">يِوُ كينِفُنُلِيَا</text:p>
      <text:p text:style-name="P37"/>
      <text:p text:style-name="P37">#105</text:p>
      <text:p text:style-name="P37"><text:soft-page-break/>اَلِسَا اَكَتَمْكَ</text:p>
      <text:p text:style-name="P37">نَيِوُ تَكِفِنِكَ</text:p>
      <text:p text:style-name="P37">سِنَا بُدِ تَمْشِيْكَ</text:p>
      <text:p text:style-name="P37">مْتُوِ اَ<text:span text:style-name="T20">مِيْزُوِيَ</text:span></text:p>
      <text:p text:style-name="P37"/>
      <text:p text:style-name="P38">#106</text:p>
      <text:p text:style-name="P38">اَػُرُكَ حُكُ نْيُمَ</text:p>
      <text:p text:style-name="P38">جَعفَرِ اَكِڠِيْمَ</text:p>
      <text:p text:style-name="P38">بَوُ اَكَلِسُكُمَ</text:p>
      <text:p text:style-name="P38">مْبَلِ اَكَلِمْبِيْرِيَ</text:p>
      <text:p text:style-name="P38"/>
      <text:p text:style-name="P38">#107</text:p>
      <text:p text:style-name="P38">بُزِ وَكَيَ كّوَا حِمَ</text:p>
      <text:p text:style-name="P38">جَعَفَرِ اُكُنْيُمَ</text:p>
      <text:p text:style-name="P38">كِسَ نَأِ اَكِڠِيْمَ</text:p>
      <text:p text:style-name="P38">عَلِيْ حُموَاغَلِيَا</text:p>
      <text:p text:style-name="P38"/>
      <text:p text:style-name="P38"><text:soft-page-break/>#108</text:p>
      <text:p text:style-name="P38">اَكِڠِمَ كَرَادِدِ</text:p>
      <text:p text:style-name="P38">تُتَشِنْرَانَ كُسِدِ</text:p>
      <text:p text:style-name="P38">كْوَانْدَا يَوُ اَكِرُدِ</text:p>
      <text:p text:style-name="P38">حَلِدِرَكى اَكِيَا</text:p>
      <text:p text:style-name="P38"/>
      <text:p text:style-name="P38">#109</text:p>
      <text:p text:style-name="P38">كَمَ حُفَنْيَ نِبِرِ</text:p>
      <text:p text:style-name="P38">اَيَپُ اَتَنِكِيْرَا</text:p>
      <text:p text:style-name="P38">حِلِ هُپَتَ نَدَرِ</text:p>
      <text:p text:style-name="P38">غُوْ اُتَغِنِيْكِيَا</text:p>
      <text:p text:style-name="P38"/>
      <text:p text:style-name="P39">#110</text:p>
      <text:p text:style-name="P39">مَئِ كَتِكَ كَتِكَ</text:p>
      <text:p text:style-name="P39">نَيِ عَلِيْ كَتُكَا</text:p>
      <text:p text:style-name="P39">مْكُوْنُ اَكَمْشِيْكَ</text:p>
      <text:p text:style-name="P39">جَعْفَرِ اَكَمْوَمْبِيَا</text:p>
      <text:p text:style-name="P39"><text:soft-page-break/>#112</text:p>
      <text:p text:style-name="P39">وِوِ حُنِشِيْكِيَنِ</text:p>
      <text:p text:style-name="P39">مِمِ سِكُػِ سِنَنِ</text:p>
      <text:p text:style-name="P39">حَتَ اُكِوَا نَجِنِ</text:p>
      <text:p text:style-name="P39">نَيُوَا كُكُسُمِيَا</text:p>
      <text:p text:style-name="P39"/>
      <text:p text:style-name="P39">#113</text:p>
      <text:p text:style-name="P39"><text:s/>حَيَا نِمِزُفَصِيْرِ</text:p>
      <text:p text:style-name="P39">سِكُيَنِنَ كْوَا سِرِا</text:p>
      <text:p text:style-name="P39">اُكِتَكَا اِظْهَرِا</text:p>
      <text:p text:style-name="P39">نَزَءِدِ تَكْوَامْبِيَا</text:p>
      <text:p text:style-name="P39"/>
      <text:p text:style-name="P39">#114</text:p>
      <text:p text:style-name="P39">كَمْڤُتِيَ كْوَمْبَلِ</text:p>
      <text:p text:style-name="P39">وَكَوَنَ وُوَوِيْلِ</text:p>
      <text:p text:style-name="P39">كِسَ كَڤُتَ قَوْلِ</text:p>
      <text:p text:style-name="P39">جَعْفَرِ اَكَمْوَمْبِيَا</text:p>
      <text:p text:style-name="P39"><text:soft-page-break/></text:p>
      <text:p text:style-name="P39">#115</text:p>
      <text:p text:style-name="P39">اَكَمْوَمْبِيَا اَكَبَيِنِ</text:p>
      <text:p text:style-name="P39">مْوَانَ اَدَمُ نِنْيَنِ</text:p>
      <text:p text:style-name="P39">بَبَا هَكُ دُنِيَانِ</text:p>
      <text:p text:style-name="P39">نْرِپُ اُكَنِوَنِيَا</text:p>
      <text:p text:style-name="P39"/>
      <text:p text:style-name="P39">#116</text:p>
      <text:p text:style-name="P39">كَمُوُلِيْزَا اُنَنِ</text:p>
      <text:p text:style-name="P39">وِوِ بَبَكُ نِنْيَنِ</text:p>
      <text:p text:style-name="P39">كَبَ نِپِةِ ػَنْدَانِ</text:p>
      <text:p text:style-name="P39">عَلِيْ كَمْوَاغَلِيَا</text:p>
      <text:p text:style-name="P39"/>
      <text:p text:style-name="P39">#117</text:p>
      <text:p text:style-name="P40">پِتِ كْوَغَلِيَ كْوَكِ</text:p>
      <text:p text:style-name="P40">كِسُمَ اِنَ نِلَكِ</text:p>
      <text:p text:style-name="P40">اَرُدِ اَسِكِتِكِ</text:p>
      <text:p text:style-name="P40"><text:soft-page-break/>نَمَيُتُ كُمْغِيَا</text:p>
      <text:p text:style-name="P40"/>
      <text:p text:style-name="P40">#118</text:p>
      <text:p text:style-name="P40">كِسَ حَپُ اَمْوَمْبِيِ</text:p>
      <text:p text:style-name="P40">سِغَلِ نِكُپِجِيَا</text:p>
      <text:p text:style-name="P40">اِنَ لَكُوْ حِتْوَاأِيِ</text:p>
      <text:p text:style-name="P40">بَبَا نِمِمِ عَلِيَا</text:p>
      <text:p text:style-name="P40"/>
      <text:p text:style-name="P40">#119</text:p>
      <text:p text:style-name="P40">نِڠَلِ پُتِيْزَا دَامُ</text:p>
      <text:p text:style-name="P40">كَبَ سِكُكُفَهَمُ</text:p>
      <text:p text:style-name="P40">كِجَانَ كَتَكَلَمُ</text:p>
      <text:p text:style-name="P40">جَعْفَارِ اَكَمْوَمْبِيَا</text:p>
      <text:p text:style-name="P40"/>
      <text:p text:style-name="P40">#120</text:p>
      <text:p text:style-name="P40">وِوِ مْتُ حُمُوُنَ</text:p>
      <text:p text:style-name="P40">كْوَانْدَ حُمُوُزِ اِنَ</text:p>
      <text:p text:style-name="P40"><text:soft-page-break/>حُنِئُنْيَ اُجَڠِيْنَ</text:p>
      <text:p text:style-name="P40">وَلِأُنَ تَكِمْبِيَا</text:p>
      <text:p text:style-name="P40"/>
      <text:p text:style-name="P40">#121</text:p>
      <text:p text:style-name="P40">كَنْدَا نِپَا پِتِ يَنْڠُ</text:p>
      <text:p text:style-name="P40">اُكِسَا اُوِ نِبَبَڠُ</text:p>
      <text:p text:style-name="P40">اُمِنِتِيَا مَتُنْڠُ</text:p>
      <text:p text:style-name="P40">مُيِلِنِ كُنِنِيَا</text:p>
      <text:p text:style-name="P40"/>
      <text:p text:style-name="P40">#122</text:p>
      <text:p text:style-name="P41">اَكَمْوَامْبِيَا مَمَكِ</text:p>
      <text:p text:style-name="P41">نَمُيُوِا سُرَا زَاكِ</text:p>
      <text:p text:style-name="P41">نَيِ حَپُ اَتَمْكِ</text:p>
      <text:p text:style-name="P41">اِنَ لَكِ كَمْوَمْبِيَا</text:p>
      <text:p text:style-name="P41"/>
      <text:p text:style-name="P41">#123</text:p>
      <text:p text:style-name="P41">كَمْوَمْبِيَا كِفَصِيْرِ</text:p>
      <text:p text:style-name="P41"><text:soft-page-break/>مِمِ حِتْوَا جَعْفَارِ</text:p>
      <text:p text:style-name="P41">وَ عَلِى حَيْدَارِ</text:p>
      <text:p text:style-name="P41">نَمْوَاكَا نِوَا تِسِيَا</text:p>
      <text:p text:style-name="P41"/>
      <text:p text:style-name="P41">#124</text:p>
      <text:p text:style-name="P41">وَتُوِ مْبُزِ مْوِتُوْنِ</text:p>
      <text:p text:style-name="P41">اُكَوَا تِنَ نْدِيَانِ</text:p>
      <text:p text:style-name="P41">تْوِنِرِ زِپُ مُيِيْنِ</text:p>
      <text:p text:style-name="P41">جَعْفَارِ كَمْوَامْبِيَا</text:p>
      <text:p text:style-name="P41"/>
      <text:p text:style-name="P41">#125</text:p>
      <text:p text:style-name="P41">كَمْوَامْبِيَا نِرَا زَنْغُ</text:p>
      <text:p text:style-name="P41">نِنَا نَمْوَالِيْمُ وَنْغُ</text:p>
      <text:p text:style-name="P41">نِمُوَانڠِ <text:span text:style-name="T21">نَمَمَنْغُ</text:span></text:p>
      <text:p text:style-name="P42">كِسَ كِشُ نِتَكُيَا</text:p>
      <text:p text:style-name="P42"/>
      <text:p text:style-name="P42">#126</text:p>
      <text:p text:style-name="P42"><text:soft-page-break/>كِشُ كُكِپَبَوُكَ</text:p>
      <text:p text:style-name="P42">نَمَپِيْمَ تَيْنُكَا</text:p>
      <text:p text:style-name="P42">سَعَ مُيَ اِكِفِيْكَ</text:p>
      <text:p text:style-name="P42">بَبَا تَكُوَاصِلِيَا</text:p>
      <text:p text:style-name="P42"/>
      <text:p text:style-name="P42">#128</text:p>
      <text:p text:style-name="P42">اَكَمجِبُ قَوُلِ</text:p>
      <text:p text:style-name="P42">اُيَپُنْدِيَا نِمْبِلِ</text:p>
      <text:p text:style-name="P42">يَمَكَ نِيَكُڤُلِ</text:p>
      <text:p text:style-name="P42">اُسِتَكِ كُپُتِيَا</text:p>
      <text:p text:style-name="P42"/>
      <text:p text:style-name="P42">#129</text:p>
      <text:p text:style-name="P42">كَمْرُدِشَا تَمْكُ</text:p>
      <text:p text:style-name="P42">نَاسِ هَيَنِنْدَا زَكُ</text:p>
      <text:p text:style-name="P42">مُعَلِمُ نَمَامَكِ</text:p>
      <text:p text:style-name="P42">نَنْدُزُ نِسَلِمِيْيَا</text:p>
      <text:p text:style-name="P42"/>
      <text:p text:style-name="P42"><text:soft-page-break/>#130</text:p>
      <text:p text:style-name="P42">نَيِ مْوَانَ وَ نَصَبَ</text:p>
      <text:p text:style-name="P42">كَمْوَامْبِيَ مَرَحَبَ</text:p>
      <text:p text:style-name="P42">نَمِ هُوْكُ اَقْرَابَ</text:p>
      <text:p text:style-name="P42">نَتُمْوَا نِسَلِمِيَا</text:p>
      <text:p text:style-name="P42"/>
      <text:p text:style-name="P42">#132</text:p>
      <text:p text:style-name="P42">سَلَمُ اَبُوْ بَكرَرِ</text:p>
      <text:p text:style-name="P42">اَزْوَاجِ نَا زُبِيْرِا</text:p>
      <text:p text:style-name="P42">سُرَا زَوُ اِظْهَرِ</text:p>
      <text:p text:style-name="P42">هَوُ نَوَافَهَمِيْيَا</text:p>
      <text:p text:style-name="P42"/>
      <text:p text:style-name="P42">#133</text:p>
      <text:p text:style-name="P42">نَاسِ هَپُ جَعْفَارِ</text:p>
      <text:p text:style-name="P42">اَكَمْوَامْبِيَ كْوَا حِيْرِا</text:p>
      <text:p text:style-name="P42">نَعَلِيْ هَيْدَارِ</text:p>
      <text:p text:style-name="P42">مْغُ اَكَمُوُمبِيَا</text:p>
      <text:p text:style-name="P42"><text:soft-page-break/></text:p>
      <text:p text:style-name="P43">#134</text:p>
      <text:p text:style-name="P44">مُوْيِنِ كَنْڠِيَا كْوَكِ</text:p>
      <text:p text:style-name="P44">كِيْرَا كْوَا مُعْلِمُ وَكِا</text:p>
      <text:p text:style-name="P44">كَمْپَ خَبَرِ زَاكِيْ</text:p>
      <text:p text:style-name="P44">كْوَاوُ هُيَسِكِلِيَا</text:p>
      <text:p text:style-name="P44"/>
      <text:p text:style-name="P44">#135</text:p>
      <text:p text:style-name="P44">اَكِسَ كُيَنُظُمُ</text:p>
      <text:p text:style-name="P44">اَكَلِيَ مُعَلِيْمُ</text:p>
      <text:p text:style-name="P44">كَبَ وَانِتِيَ حَمُ</text:p>
      <text:p text:style-name="P44">هَيُ اُمِزُنَمْبِيَا</text:p>
      <text:p text:style-name="P44"/>
      <text:p text:style-name="P44">#136</text:p>
      <text:p text:style-name="P44">وَنِتِيَ سِكِتِكُ</text:p>
      <text:p text:style-name="P44">نَوِنْغِ وَ مَوُظِكُ</text:p>
      <text:p text:style-name="P44">وَلَا نَهُكُ وِنْرَاكُ</text:p>
      <text:p text:style-name="P44"><text:soft-page-break/>سِوِزِ كُكُزِوِلِيَا</text:p>
      <text:p text:style-name="P44"/>
      <text:p text:style-name="P44">#137</text:p>
      <text:p text:style-name="P44">نِرَا حِمُ كْوَا وِنْدَانِ</text:p>
      <text:p text:style-name="P44">نَهُوْكُ اُحُلِ ڠَانِ</text:p>
      <text:p text:style-name="P44">نَايِ بَابَكُ زَِاتَنِ</text:p>
      <text:p text:style-name="P44">نْدِيَ وَكُتَغُلِيَا</text:p>
      <text:p text:style-name="P44"/>
      <text:p text:style-name="P44">#138</text:p>
      <text:p text:style-name="P44">نَكُكُكِيْرَا سِتَكِ</text:p>
      <text:p text:style-name="P44">كْوَانِ نَيُوَا نِحَكِيْ</text:p>
      <text:p text:style-name="P44">نِرَاضِ اَلِفُ لَكِ</text:p>
      <text:p text:style-name="P44">نَزَايْدِ كُكْوِتِيَا</text:p>
      <text:p text:style-name="P44"/>
      <text:p text:style-name="P44">#139</text:p>
      <text:p text:style-name="P44">اَكَمْوَمْبِيَا مْوَالِيْمُ</text:p>
      <text:p text:style-name="P44">مَمَكُ اَيَفَهَمُ</text:p>
      <text:p text:style-name="P44"><text:soft-page-break/>كَمْجِبِشَا كَلِيْمُ</text:p>
      <text:p text:style-name="P44">كُوَا سِيَسِكِلِيَا</text:p>
      <text:p text:style-name="P44"/>
      <text:p text:style-name="P44">#140</text:p>
      <text:p text:style-name="P44">اَكَمْ<text:span text:style-name="T22">وَامْبِيَا نِنْرَ زَكُ</text:span></text:p>
      <text:p text:style-name="P45">كَمْوِلِيْزِ نَمَمَكُ</text:p>
      <text:p text:style-name="P45">اُسِكِيْزِ مَتَمْكُ</text:p>
      <text:p text:style-name="P45">نَيِ تَكَيُ كْوَمْبِيَا</text:p>
      <text:p text:style-name="P45"/>
      <text:p text:style-name="P45">#141</text:p>
      <text:p text:style-name="P45">اَكِسَ هِيُ كَلِيْمَ</text:p>
      <text:p text:style-name="P45">نَيِ نْدِيَا كَئَنْدَمَ</text:p>
      <text:p text:style-name="P45">مُيُ اُنَ حَلِيْمَمَ</text:p>
      <text:p text:style-name="P45">كْوَا مَمَكِيْ اَكِغِيَا</text:p>
      <text:p text:style-name="P45"/>
      <text:p text:style-name="P45">#142</text:p>
      <text:p text:style-name="P45">كَغِيَ كَوِكَ كِبُ</text:p>
      <text:p text:style-name="P45"><text:soft-page-break/>كْوَ اُپُوْلِ نَثَوَابُ</text:p>
      <text:p text:style-name="P45">مَمَكِيْ كَتَعَجَبُ</text:p>
      <text:p text:style-name="P45">جَعْفَارِ اَكَمْوَامْبِيَا</text:p>
      <text:p text:style-name="P45"/>
      <text:p text:style-name="P45">#143</text:p>
      <text:p text:style-name="P45">كَمَ سِوِوِ جَعْفَارِ</text:p>
      <text:p text:style-name="P45">وَاُتِشُوْ نَجَوُرِ</text:p>
      <text:p text:style-name="P45">هُغِيَ كَمَ كْوَا سِرِ</text:p>
      <text:p text:style-name="P45">مْتُا اَمِزُكِمْبِيَا</text:p>
      <text:p text:style-name="P45"/>
      <text:p text:style-name="P45">#144</text:p>
      <text:p text:style-name="P45">نَصِيْرِ اَتَمْكِيْ</text:p>
      <text:p text:style-name="P45">نِيْرُيِ كِنُنَ ػَكِ</text:p>
      <text:p text:style-name="P45">عَيْنِ يَمَتُ يَكِ</text:p>
      <text:p text:style-name="P45">هَتَكِ كُتْوَاغَلِيَا</text:p>
      <text:p text:style-name="P45"/>
      <text:p text:style-name="P45">#145</text:p>
      <text:p text:style-name="P45"><text:soft-page-break/>اِوِ مَمَا سِوُظِيْكِ</text:p>
      <text:p text:style-name="P45">تَكْوَامْبِيَ حُجَ يَكِ</text:p>
      <text:p text:style-name="P45">يِوُ اُنَ مْبُوْزِ وَاكِ</text:p>
      <text:p text:style-name="P45">وَوِلِ وَمِپُتِيَا</text:p>
      <text:p text:style-name="P45"/>
      <text:p text:style-name="P45">#146</text:p>
      <text:p text:style-name="P45">وَامِتُكَا صَافُوْنِ</text:p>
      <text:p text:style-name="P45">مِوَاتَنْڠَ حَوَاوُنِ</text:p>
      <text:p text:style-name="P45">كِسَ اَتُوْكَ مْوِتُنِ</text:p>
      <text:p text:style-name="P45">يُوَا نِكَلِلَنْ<text:span text:style-name="T23">دِيَا</text:span></text:p>
      <text:p text:style-name="P45"/>
      <text:p text:style-name="P46">#147</text:p>
      <text:p text:style-name="P46">اَكَيْنُكَ جَعْفَارِ</text:p>
      <text:p text:style-name="P46">اَكَمْپِجَ نَصِيْرِا</text:p>
      <text:p text:style-name="P46">زِتَكُتُكَ جَوُرِ</text:p>
      <text:p text:style-name="P46">يِوُ نِكِكْوَاغَلِيَا</text:p>
      <text:p text:style-name="P46"/>
      <text:p text:style-name="P46"><text:soft-page-break/>#148</text:p>
      <text:p text:style-name="P46">حَپُ مَمَ اسِكِيْرِ</text:p>
      <text:p text:style-name="P46">كَمْشِيْكَ جَعْفَارِ</text:p>
      <text:p text:style-name="P46">اِكِوَا نِمْبَصِيْرِ</text:p>
      <text:p text:style-name="P46">هَيُ حَڠَلِيْكْوَمْبِيَا</text:p>
      <text:p text:style-name="P46"/>
      <text:p text:style-name="P46">#149</text:p>
      <text:p text:style-name="P46">نَصِيْرِ نِرُ يَكُ</text:p>
      <text:p text:style-name="P46">مْوَانَغُ مْتُتُ وَاكُا</text:p>
      <text:p text:style-name="P46">كِسَ نِعَوْنِ يَكُا</text:p>
      <text:p text:style-name="P46">وَتَ كُمْتُكُلِيْيَا</text:p>
      <text:p text:style-name="P46"/>
      <text:p text:style-name="P46">#150</text:p>
      <text:p text:style-name="P47"><text:span text:style-name="T24">اَلِئِنَمِيَا تِيْنِ</text:span></text:p>
      <text:p text:style-name="P47"><text:span text:style-name="T24">اَكِوُلِزْوَا هَنِيْنِ</text:span></text:p>
      <text:p text:style-name="P47"><text:span text:style-name="T24">يَمِكُپَتَ مْوِنْدَانِ</text:span></text:p>
      <text:p text:style-name="P47"><text:span text:style-name="T24">حَيُ نِمِزُكْوَامْبِيَا</text:span></text:p>
      <text:p text:style-name="P48"><text:soft-page-break/>#151</text:p>
      <text:p text:style-name="P48">هَپُ مَمَكِ اَجِبُ</text:p>
      <text:p text:style-name="P48">نَصِيْرِ حَتَعَدَبُ</text:p>
      <text:p text:style-name="P48">كِوَا وِوِ نِهَرَابُ</text:p>
      <text:p text:style-name="P48">نَمِ نِيُوَا طِبِيَا</text:p>
      <text:p text:style-name="P48"/>
      <text:p text:style-name="P48">#152</text:p>
      <text:p text:style-name="P48">نَتَكَ زَاكُ خَبَرِ</text:p>
      <text:p text:style-name="P48">حَبَا نِپَ جَعْفَارِ</text:p>
      <text:p text:style-name="P48">اُوْسُ اُسِمِمِ حَرِ</text:p>
      <text:p text:style-name="P48">سُرَا زِمِكُپُتِايَا</text:p>
      <text:p text:style-name="P48"/>
      <text:p text:style-name="P48">#153</text:p>
      <text:p text:style-name="P48">جَعْفَارِ كَبَيِنِ</text:p>
      <text:p text:style-name="P48">وَتَكَ خَبَارِ ڠَنِ</text:p>
      <text:p text:style-name="P48">نِكْوَامْبِيِ لُوْغَ ڠَنِ</text:p>
      <text:p text:style-name="P48">كْوَاكُ اِوِ نِمْپِيَا</text:p>
      <text:p text:style-name="P48"><text:soft-page-break/></text:p>
      <text:p text:style-name="P48">#154</text:p>
      <text:p text:style-name="P48">كِكْوَامْبِيَ كِعَرَبُ</text:p>
      <text:p text:style-name="P48">نَيُوَا اُتَنِ جِبُ</text:p>
      <text:p text:style-name="P48">تِنَ نَوُنَ عَجَبُ</text:p>
      <text:p text:style-name="P48">مِمِ مِنْيِ كُكْوَمْبِيَا</text:p>
      <text:p text:style-name="P48"/>
      <text:p text:style-name="P48">#155</text:p>
      <text:p text:style-name="P48">كِكُوُلِزَ اَلِكُ</text:p>
      <text:p text:style-name="P48">بَبَا هُنَمْبِيَا هَكُ</text:p>
      <text:p text:style-name="P48">تَنْغُ نِنَا مِمْبَ يَكُ</text:p>
      <text:p text:style-name="P48">اَلِفَرِقِ دُنِيَا</text:p>
      <text:p text:style-name="P48"/>
      <text:p text:style-name="P48">#156</text:p>
      <text:p text:style-name="P48">كِكْوَامْبِيَا نِمُوِنِ</text:p>
      <text:p text:style-name="P48">اُتَغِوُ<text:span text:style-name="T25">زَا مَغِيْنِ</text:span></text:p>
      <text:p text:style-name="P49">اُتَنَمْبِيَا وَفِيْنِ</text:p>
      <text:p text:style-name="P49"><text:soft-page-break/>خِرِ كُيْنْمَلِيَ</text:p>
      <text:p text:style-name="P49"/>
      <text:p text:style-name="P49">#157</text:p>
      <text:p text:style-name="P49">وِوِ حُيُوَا فَرِسِ</text:p>
      <text:p text:style-name="P49">وَلَا مَكَ حُكُيِسِ</text:p>
      <text:p text:style-name="P49">وِنْرِ وَاپِ مَجْلِسِ</text:p>
      <text:p text:style-name="P49">اُكَمُوُنَ عَلِيَا</text:p>
      <text:p text:style-name="P49"/>
      <text:p text:style-name="P49">#158</text:p>
      <text:p text:style-name="P49">جَعْفَارِ كَبَيَنِ</text:p>
      <text:p text:style-name="P49">تُمِوُنَنَ مْوِتُنِ</text:p>
      <text:p text:style-name="P49">صِفَا زَاكِ مُعَيَاَنِ</text:p>
      <text:p text:style-name="P49">اُكِتَكَ تَكْوَمْبِيَا</text:p>
      <text:p text:style-name="P49"/>
      <text:p text:style-name="P49">#159</text:p>
      <text:p text:style-name="P49">نِسِكِزَا نَرَادِيْدِ</text:p>
      <text:p text:style-name="P49">كِوَ سِيُ اُنِرُوْدِا</text:p>
      <text:p text:style-name="P49"><text:soft-page-break/>كِيْمُ ػَكِ هَكِزِيْدِ</text:p>
      <text:p text:style-name="P49">كَمَ ػَنْغُ اَغَلِيَا</text:p>
      <text:p text:style-name="P49"/>
      <text:p text:style-name="P49">#160</text:p>
      <text:p text:style-name="P49">نَلَپِلِ مْبَيَنِ</text:p>
      <text:p text:style-name="P49">نْيِيْ زَاكِ زَا كِطَنِ</text:p>
      <text:p text:style-name="P49">هَكُمِيَا اُپَاءَانِ</text:p>
      <text:p text:style-name="P49">نَكَمَ سِيُ نَمْبِيَا</text:p>
      <text:p text:style-name="P49"/>
      <text:p text:style-name="P49">#161</text:p>
      <text:p text:style-name="P49">نَلَتَتُ اُفَهَمُ</text:p>
      <text:p text:style-name="P49">اُوْنَ تُنْدُ يَكُزِيْمُ</text:p>
      <text:p text:style-name="P49">صِفَا زَكِ زَ مِتِمُ</text:p>
      <text:p text:style-name="P49">نِحِزُوْ نِمِكْوَمْبِيَا</text:p>
      <text:p text:style-name="P49"/>
      <text:p text:style-name="P49">#162</text:p>
      <text:p text:style-name="P49">نِرَاءُفُ وَ مَنِيْنُ</text:p>
      <text:p text:style-name="P49"><text:soft-page-break/>كِسَ نِجَڠِنَ مْنُ</text:p>
      <text:p text:style-name="P49">نَوْ كِتَكَ مْفَنُ</text:p>
      <text:p text:style-name="P49">هُوْنُ نِمْكُپِجِيَا</text:p>
      <text:p text:style-name="P49"/>
      <text:p text:style-name="P49">#163</text:p>
      <text:p text:style-name="P49">هَيُ اُنَمْبِيَوُ</text:p>
      <text:p text:style-name="P49">نِكْوِيْلِ نْرِيُ يَليْوُ</text:p>
      <text:p text:style-name="P49">نِپَ جِنْسِ يَوِوِ</text:p>
      <text:p text:style-name="P49">هَتَا كُمْفَهَمِيْايَا</text:p>
      <text:p text:style-name="P49"/>
      <text:p text:style-name="P49">#164</text:p>
      <text:p text:style-name="P49">تَكُپَ يَنْڠُ اَوَالِ</text:p>
      <text:p text:style-name="P49">هِكِ ػَكَ نِثَقِيْلِ</text:p>
      <text:p text:style-name="P49">كِتَڠَ مَئِ نِبَلِ</text:p>
      <text:p text:style-name="P49">بِادِي كِزِعِيْيَا</text:p>
      <text:p text:style-name="P49"/>
      <text:p text:style-name="P50">#165</text:p>
      <text:p text:style-name="P50"><text:soft-page-break/>صَدِقِ يَنْڠُ قَوْلِ</text:p>
      <text:p text:style-name="P50">نِمِتَنْڠَ بَرَا هِيْلِ</text:p>
      <text:p text:style-name="P50">مَاءِ هَكُوْنَ مَهَلِ</text:p>
      <text:p text:style-name="P50">حِرَا كِوَا زِنَدِيَ</text:p>
      <text:p text:style-name="P50"/>
      <text:p text:style-name="P50">#166</text:p>
      <text:p text:style-name="P51">حِنْرَا كِوَزَا مُويُنِ</text:p>
      <text:p text:style-name="P51">نِيْ نِدِ جَنِبُ ڠَنِ</text:p>
      <text:p text:style-name="P51">كَوُاُنَ وَتُ مْوِتُنِ</text:p>
      <text:p text:style-name="P51">وَتَتُ وِنْدِمِ نْدِيا</text:p>
      <text:p text:style-name="P51"/>
      <text:p text:style-name="P51">#167</text:p>
      <text:p text:style-name="P52">كَوَاؤُنَ وَكُ مْبَلِ</text:p>
      <text:p text:style-name="P52">كَنِيْنَ تَيْمُهُلِ</text:p>
      <text:p text:style-name="P52">مَرَا نِكَوَاسَئِلِ</text:p>
      <text:p text:style-name="P52">پِنْيِ مَاءِ كُنَمْبِيَا</text:p>
      <text:p text:style-name="P52"/>
      <text:p text:style-name="P52"><text:soft-page-break/>#168</text:p>
      <text:p text:style-name="P52">يَانَ كِڤُلِ كَبِسَ</text:p>
      <text:p text:style-name="P52">هَتَ هَوَاكُيْيِسَا</text:p>
      <text:p text:style-name="P52">نِوَائِنَ وَاكِتُسَا</text:p>
      <text:p text:style-name="P52">سَلُا مُكَوَا پِسِيَا</text:p>
      <text:p text:style-name="P52"/>
      <text:p text:style-name="P52">#169</text:p>
      <text:p text:style-name="P52">كَمبَ مْوِنْدَاپِ مَتِتِ</text:p>
      <text:p text:style-name="P52">هِكِ نِكِپُنْغُ نَنْتِ</text:p>
      <text:p text:style-name="P52">حِلَ نْدُؤُنِ مُكِتِ</text:p>
      <text:p text:style-name="P52">لِپَتِ كُپِرُكِيْيَا</text:p>
      <text:p text:style-name="P52"/>
      <text:p text:style-name="P52">#170</text:p>
      <text:p text:style-name="P52">نَهِلِ يُوَا سِزُوْرِ</text:p>
      <text:p text:style-name="P52">كُلَنْدَمَ نِزَطَارِ</text:p>
      <text:p text:style-name="P52">وَلَا زِوُسِأَ خِيْرِ</text:p>
      <text:p text:style-name="P52">كَبَ حُتُسِكِلِيْيَا</text:p>
      <text:p text:style-name="P52"><text:soft-page-break/></text:p>
      <text:p text:style-name="P52">#171</text:p>
      <text:p text:style-name="P52">وَكِسِلِيْيَ كَلِيْمَ</text:p>
      <text:p text:style-name="P52">وَكَزُنْغُكِيَ نْيُمَ</text:p>
      <text:p text:style-name="P52">وَاوِلِ وَاكَسِمَمَ</text:p>
      <text:p text:style-name="P52">مْمُيَ كَنِئِلِيَا</text:p>
      <text:p text:style-name="P52"/>
      <text:p text:style-name="P52">#172</text:p>
      <text:p text:style-name="P52">اَكِيَ اَكَبَيِنِ</text:p>
      <text:p text:style-name="P52">كَنِوُلِزَا نِنْيَنِ</text:p>
      <text:p text:style-name="P52">اَوْ وَتُتَكِيَنِ</text:p>
      <text:p text:style-name="P52">خَطَرِ كُتُخُفِيَا</text:p>
      <text:p text:style-name="P52"/>
      <text:p text:style-name="P52">#173</text:p>
      <text:p text:style-name="P53">سِسِ حَتُشِكِ يْكُ</text:p>
      <text:p text:style-name="P54">وَلَوُ سِنْرُنْغُ زَاكُ</text:p>
      <text:p text:style-name="P54">كَمَ حَيُ مَتَمْكُ</text:p>
      <text:p text:style-name="P54"><text:soft-page-break/>هَيَپَسِ كُتْوَامْبِيَا</text:p>
      <text:p text:style-name="P54"/>
      <text:p text:style-name="P54">#174</text:p>
      <text:p text:style-name="P54">وِوِ نِمْوَانَ اَدَامُ</text:p>
      <text:p text:style-name="P54">نِمْپُتِزَا قَوْامُ</text:p>
      <text:p text:style-name="P54">تْوَامْبِيِ تُكُفَهَمُ</text:p>
      <text:p text:style-name="P54">كْوَانْدَ تُيُوِ طَبِيَا</text:p>
      <text:p text:style-name="P54"/>
      <text:p text:style-name="P54">#175</text:p>
      <text:p text:style-name="P54">كَوَاجِبِشَ قَوْلِ</text:p>
      <text:p text:style-name="P54">نِنِيْنِ يَكِ رَسُوْلِ</text:p>
      <text:p text:style-name="P54">كِوَا وِوِ نِجُهَلِ</text:p>
      <text:p text:style-name="P54">مْبِيْ زَانْغُ نِپُكِيَا</text:p>
      <text:p text:style-name="P54"/>
      <text:p text:style-name="P54">#176</text:p>
      <text:p text:style-name="P55">كَسِكِيَ حُفَصِيْرِ</text:p>
      <text:p text:style-name="P55">حُمْوَتَ اَبُوْ بَكَرَِا</text:p>
      <text:p text:style-name="P55"><text:soft-page-break/>اُنْدُ وِوِ نَزُبِيْرِ</text:p>
      <text:p text:style-name="P55">وُوَاوِلِ وَكَيَا</text:p>
      <text:p text:style-name="P55"/>
      <text:p text:style-name="P55">#177</text:p>
      <text:p text:style-name="P55">وَكِيَ وَكَسِيْمَامَ</text:p>
      <text:p text:style-name="P55">اُسُوْ وَاكِنِتِيْزَامَ</text:p>
      <text:p text:style-name="P55">كَبَ مُمِفَهَمَ</text:p>
      <text:p text:style-name="P55">وَاجِهِ وَاكِ نَبِيَا</text:p>
      <text:p text:style-name="P55"/>
      <text:p text:style-name="P55">#178</text:p>
      <text:p text:style-name="P55">حُسِكِيَ هُمْجِبُ</text:p>
      <text:p text:style-name="P55">عَلِيْ بُنُ خَطَبُ</text:p>
      <text:p text:style-name="P56">مَمَ وَمِتَعَجَبُ</text:p>
      <text:p text:style-name="P56">كْوَا وُتِ هُنَغَلِيَا</text:p>
      <text:p text:style-name="P56"/>
      <text:p text:style-name="P56">#179</text:p>
      <text:p text:style-name="P56">هُيُ نِاَبُوْ بَكَرِ</text:p>
      <text:p text:style-name="P56"><text:soft-page-break/>نَحُيُ جِيْوَا زُبِيْرِا</text:p>
      <text:p text:style-name="P56">نَوِ لَكُ هُفَصِيْرِ</text:p>
      <text:p text:style-name="P56">اِنَ نِكَلِسِكِيْيَا</text:p>
      <text:p text:style-name="P56"/>
      <text:p text:style-name="P56">#180</text:p>
      <text:p text:style-name="P56">اَكَتَمْكَ زَوْجِ</text:p>
      <text:p text:style-name="P56">مِمِ حِتْوَا اَزْوَاجِ</text:p>
      <text:p text:style-name="P56">نَمِ سَسَا نَتَرَاجِ</text:p>
      <text:p text:style-name="P56">نَاءِنَ لَكُ نَمْبِيَ</text:p>
      <text:p text:style-name="P56"/>
      <text:p text:style-name="P56">#181</text:p>
      <text:p text:style-name="P56">كَوَمْبِيَ نِمِكِيْرِا</text:p>
      <text:p text:style-name="P56">نَمِ اِنَ كَفَصِيْرِا</text:p>
      <text:p text:style-name="P56">مِمِ حِتْوَا جَعْفَارِ</text:p>
      <text:p text:style-name="P56">وَ مَوْلَنَا عَلِيْيَا</text:p>
      <text:p text:style-name="P56"/>
      <text:p text:style-name="P56">#182</text:p>
      <text:p text:style-name="P56"><text:soft-page-break/>وَنِوُزَا تَرَاتِيْبُ</text:p>
      <text:p text:style-name="P57">وِنْرَاوُ وَپِ غَيْبُ</text:p>
      <text:p text:style-name="P57">حَپُ مَمَا كَوَاجِبُ</text:p>
      <text:p text:style-name="P57">نِتَكَلُ كَوَامْبِيَا</text:p>
      <text:p text:style-name="P57"/>
      <text:p text:style-name="P57">#183</text:p>
      <text:p text:style-name="P57">هُتَڤَا مَاءِ بَرَانِ</text:p>
      <text:p text:style-name="P57">نِمٖػُوْكَ سِيَوْنِ</text:p>
      <text:p text:style-name="P57">بُزِ وَامِلِشَ يَانِ</text:p>
      <text:p text:style-name="P57">سَسَا كْوَ نْيُمَ حُلِيَا</text:p>
      <text:p text:style-name="P57"/>
      <text:p text:style-name="P57">#184</text:p>
      <text:p text:style-name="P57">هُكُوْ مُمِزُكُپِةَ</text:p>
      <text:p text:style-name="P57">مَيِ هَمُكُيَكُتَ</text:p>
      <text:p text:style-name="P57">مْبُزِ وَنْغُ وَنَا نْيُتَ</text:p>
      <text:p text:style-name="P57">كَمَ مْوَايُوَا نَمْبِيَا</text:p>
      <text:p text:style-name="P57"/>
      <text:p text:style-name="P57"><text:soft-page-break/>#185</text:p>
      <text:p text:style-name="P57">وَاكَنِجِبُ قَوْلِيْ</text:p>
      <text:p text:style-name="P57">كَبَ كِسِمَ سِمْبَلِ</text:p>
      <text:p text:style-name="P57">لَكِيْ نِ كِنَ ثَقِيْلِ</text:p>
      <text:p text:style-name="P58">رُوْحُ نْيِغِ هُپُتِيَا</text:p>
      <text:p text:style-name="P58"/>
      <text:p text:style-name="P58">#186</text:p>
      <text:p text:style-name="P58">حَيُ مَيِ نِمَتَمُ</text:p>
      <text:p text:style-name="P58">مْفَنُ وَ زَمْزَامُ</text:p>
      <text:p text:style-name="P58">لَكِنِ سِسِا فَهَمُ</text:p>
      <text:p text:style-name="P58">هُػَ كُكِكُرُبِيَا</text:p>
      <text:p text:style-name="P58"/>
      <text:p text:style-name="P59">#187</text:p>
      <text:p text:style-name="P59">اِكِوَا اُمِخِيَارِ</text:p>
      <text:p text:style-name="P59">كُكُپِكَ تُطَيَرِا</text:p>
      <text:p text:style-name="P59">وَلَا اُسِتُفَصِيْرِ</text:p>
      <text:p text:style-name="P59">نِسِسِس تْوَلُكْوَامْبِيَا</text:p>
      <text:p text:style-name="P59"><text:soft-page-break/></text:p>
      <text:p text:style-name="P59">#188</text:p>
      <text:p text:style-name="P59">وَاكَنِوُنْيَ اُسِيْةَ</text:p>
      <text:p text:style-name="P59">حَپُ نْدِيَا كَفُوَاةَ</text:p>
      <text:p text:style-name="P59">كْوَا مْوِتُنِ واكَپِةَ</text:p>
      <text:p text:style-name="P59">مْبِيِ وَاكَنِتُلِيَا</text:p>
      <text:p text:style-name="P59"/>
      <text:p text:style-name="P59">#189</text:p>
      <text:p text:style-name="P59">كِكُرُبِيَ كِسِمَ</text:p>
      <text:p text:style-name="P59">لِپُوْ بَوُ كَسُكُمَ</text:p>
      <text:p text:style-name="P59">كْوَا كِوَاڤُ كَتَزَامَ</text:p>
      <text:p text:style-name="P59">نَوَوُ حُنَغَلِيْيَا</text:p>
      <text:p text:style-name="P59"/>
      <text:p text:style-name="P59">#190</text:p>
      <text:p text:style-name="P59">جَعْفَرِ اَكَتَمْكَ</text:p>
      <text:p text:style-name="P59">اَبُوْ بَكَرِ سِشُتُكِ</text:p>
      <text:p text:style-name="P59">كِسِمَ سِكِفِنِكِ</text:p>
      <text:p text:style-name="P59"><text:soft-page-break/>نِكَرُوْدِ كُكْوَمْبِيَا</text:p>
      <text:p text:style-name="P59"/>
      <text:p text:style-name="P59">#192</text:p>
      <text:p text:style-name="P59">حَتَ كُكِپَبَوُكَ</text:p>
      <text:p text:style-name="P59">نِنَا فُرَحَا كِتُكَ</text:p>
      <text:p text:style-name="P59">مَلِشُوْنِ كِوَاپِكَ</text:p>
      <text:p text:style-name="P59">مْوِدَا وَيُوَا كُوِنِيَا</text:p>
      <text:p text:style-name="P59"/>
      <text:p text:style-name="P59">#193</text:p>
      <text:p text:style-name="P60">اَوَلِ يَا سَعَ سِةَ</text:p>
      <text:p text:style-name="P60">حَپُ مْبُزِ كْوَاسُةَ</text:p>
      <text:p text:style-name="P60">نَوُنَ وَمِنِيْوَاتَ</text:p>
      <text:p text:style-name="P60">هُتِيْزَا نَكُكِمْبِيَا</text:p>
      <text:p text:style-name="P60"/>
      <text:p text:style-name="P60">#194</text:p>
      <text:p text:style-name="P60">كَوَمْبِيَا اِنِرَانِ</text:p>
      <text:p text:style-name="P60">مْوَاكُيُوَا كِسِمَانِ</text:p>
      <text:p text:style-name="P60"><text:soft-page-break/>لَقِينِ هُوْفَلِيَنِ</text:p>
      <text:p text:style-name="P60">نِمِمِ كُوَاتِكِيْيَا</text:p>
      <text:p text:style-name="P60"/>
      <text:p text:style-name="P60">#195</text:p>
      <text:p text:style-name="P60">وَاكِرَا وَكَسِمَامَ</text:p>
      <text:p text:style-name="P60">كِفِنِشِيْوَ كِسِمَ</text:p>
      <text:p text:style-name="P60">بَاوُ نِكَلِسُكُمَ</text:p>
      <text:p text:style-name="P60">نِوُنِ مْتُ اَكِيَا</text:p>
      <text:p text:style-name="P60"/>
      <text:p text:style-name="P60">#196</text:p>
      <text:p text:style-name="P60">مْكُوْنُ اَكَنِشِكَ</text:p>
      <text:p text:style-name="P60">مَئِ سِيَايَتِكَ</text:p>
      <text:p text:style-name="P60">مَمَ حَپُ كَتَمْكَ</text:p>
      <text:p text:style-name="P60">يَغَضَبُ كَمْوَمْبِيَا</text:p>
      <text:p text:style-name="P60"/>
      <text:p text:style-name="P60">#197</text:p>
      <text:p text:style-name="P60">نِكَحِمِدِ كْوَا مْغُ</text:p>
      <text:p text:style-name="P60"><text:soft-page-break/>كَمْتَيَا نَا بَبَنْغُ</text:p>
      <text:p text:style-name="P60">كَوُلِزَا پِتِ يَنْغُ</text:p>
      <text:p text:style-name="P60">ػَنْدَانِ كَمْڤُلِيَا</text:p>
      <text:p text:style-name="P60"/>
      <text:p text:style-name="P60">#198</text:p>
      <text:p text:style-name="P60">پِتِ اَكَمْتَزَامَ</text:p>
      <text:p text:style-name="P60">كَپِوْجَا نَحَلِمَمَ</text:p>
      <text:p text:style-name="P61">كِسَ كَئِتَ كَلِيْمَ</text:p>
      <text:p text:style-name="P61">اِنَ نَلِيْتَرَاجِيْيَا</text:p>
      <text:p text:style-name="P61"/>
      <text:p text:style-name="P61">#199</text:p>
      <text:p text:style-name="P61">اِنَ اَلِيْپُ اُلِيْزَا</text:p>
      <text:p text:style-name="P61">نِسِمْوَمْبِيِ كَيْزَا</text:p>
      <text:p text:style-name="P61">اَكَنِپَ مِوُجِيْزَا</text:p>
      <text:p text:style-name="P61">يَپِتِ كُنِيْوَاَلِيْيَا</text:p>
      <text:p text:style-name="P61"/>
      <text:p text:style-name="P61">#200</text:p>
      <text:p text:style-name="P61"><text:soft-page-break/>مِنِكِيْزَا سُرَ زَاكُ</text:p>
      <text:p text:style-name="P61">نَصِيْفَا زَنْيُبَا يَكُ</text:p>
      <text:p text:style-name="P61">حَپُ كَيْتَ تَمْكُ</text:p>
      <text:p text:style-name="P61">اِنَ لَنْغُ كَمْوَامْبِيَا</text:p>
      <text:p text:style-name="P61"/>
      <text:p text:style-name="P61">#201</text:p>
      <text:p text:style-name="P62">نِكَمْوَمْبِيَا نَنْيَّكَ</text:p>
      <text:p text:style-name="P62">نِزَزِوِوُ حَقِيْكَ</text:p>
      <text:p text:style-name="P62">نِتِسِيَا زَسُوْ شَكَ</text:p>
      <text:p text:style-name="P62">نَوِوِ تَارِخِ نِتِيْيَا</text:p>
      <text:p text:style-name="P62"/>
      <text:p text:style-name="P62">#202</text:p>
      <text:p text:style-name="P62">خَبَرِ زَانْغُ تِمَمُ</text:p>
      <text:p text:style-name="P62">نِمِكُپَ نِفَهَمُ</text:p>
      <text:p text:style-name="P62">تِنَا نَكَمْوَالِيْمُ</text:p>
      <text:p text:style-name="P62">نِمِرُدِ كُمْوَمْبِيَا</text:p>
      <text:p text:style-name="P62"/>
      <text:p text:style-name="P62"><text:soft-page-break/>#203</text:p>
      <text:p text:style-name="P62">نِمِمُوَاڠَ كْوَا حِرِ</text:p>
      <text:p text:style-name="P62">اَصُبُحِ نِسَفَارِ</text:p>
      <text:p text:style-name="P62">نِوُمْبِيَ كْوَ جَبَارِ</text:p>
      <text:p text:style-name="P62">نَرَضِ كُنِوِلِيَا</text:p>
      <text:p text:style-name="P62"/>
      <text:p text:style-name="P62">#204</text:p>
      <text:p text:style-name="P63">تِنَا نِوُمْبِيَ مْغُ</text:p>
      <text:p text:style-name="P63">تُپِنْدَانِ نَا بَبَنْغُ</text:p>
      <text:p text:style-name="P63">نَمِكِسَا مُيِ وَنْغُ</text:p>
      <text:p text:style-name="P63">تَكُيَ كْوَانْغَلِيَا</text:p>
      <text:p text:style-name="P63"/>
      <text:p text:style-name="P63">#205</text:p>
      <text:p text:style-name="P63">اَكِسِكِيَ قَوُلِ</text:p>
      <text:p text:style-name="P63">مَمَكِ اَسِحِمِلِ</text:p>
      <text:p text:style-name="P63">كَتَرَادَدِ عَقِيْلِ</text:p>
      <text:p text:style-name="P63">كْوَا مَكُنْرِّ كَيْتِيَا</text:p>
      <text:p text:style-name="P63"><text:soft-page-break/></text:p>
      <text:p text:style-name="P63">#206</text:p>
      <text:p text:style-name="P63">كَيْتُرَا كَيَنْغُشَا</text:p>
      <text:p text:style-name="P63">تِيَتِ اَكِجِيْرُشَا</text:p>
      <text:p text:style-name="P63">حَتَ غُوْ كَمْڤِيْشَا</text:p>
      <text:p text:style-name="P63">هُكُ اَكِمْسُمِيْيَا</text:p>
      <text:p text:style-name="P63"/>
      <text:p text:style-name="P63">#207</text:p>
      <text:p text:style-name="P63">أَلِپُ پَتَ فَهَمُ</text:p>
      <text:p text:style-name="P63">كُمُحِمِدِ كَرِيْمُ</text:p>
      <text:p text:style-name="P63">كِسَ اَكَتَكَلَمُ</text:p>
      <text:p text:style-name="P63">مْغُ اَكَمُوُمْبِيَا</text:p>
      <text:p text:style-name="P63"/>
      <text:p text:style-name="P63">#208</text:p>
      <text:p text:style-name="P63">يَا اللّٰهُ مُوْلَ وَننْغُ</text:p>
      <text:p text:style-name="P63">نِنُوْ<text:span text:style-name="T26">صُرِيَ مْوَنَڠُ</text:span></text:p>
      <text:p text:style-name="P64">نَوَنَ وَ وِنْدَانِ وَنْغُ</text:p>
      <text:p text:style-name="P64"><text:soft-page-break/>حِفُظِنِ نِتِلِيَا</text:p>
      <text:p text:style-name="P64"/>
      <text:p text:style-name="P64">#209</text:p>
      <text:p text:style-name="P64">اِنِرَا هُوِ مَظَرَا</text:p>
      <text:p text:style-name="P64">نِرَضِ اَلِفُ مَرَا</text:p>
      <text:p text:style-name="P64">نَوِ اِوَا نَفِكِيْرَا</text:p>
      <text:p text:style-name="P64">مُوْيُ نِمِكُرِضِيْيَا</text:p>
      <text:p text:style-name="P64"/>
      <text:p text:style-name="P64">#210</text:p>
      <text:p text:style-name="P64">مِمِ اُيَپُ نِوُضِ</text:p>
      <text:p text:style-name="P64">سِتُتُكُوَا غَيْضِيْ</text:p>
      <text:p text:style-name="P64">اِكِوَا وَتَكَ رَاضِ</text:p>
      <text:p text:style-name="P64">نَكْوَا عَلِيْ زِغِيَ</text:p>
      <text:p text:style-name="P64"/>
      <text:p text:style-name="P64">#211</text:p>
      <text:p text:style-name="P64">اُػِنْرَا اُوِ نْيَّوُنِ</text:p>
      <text:p text:style-name="P64">كْوَا بَبَكُ اُوِ تِيْنِ</text:p>
      <text:p text:style-name="P64"><text:soft-page-break/>نَأَتَكَلُ بَئِيْنِ</text:p>
      <text:p text:style-name="P64">كْوَاكُ لِوِ مَرِضِيَا</text:p>
      <text:p text:style-name="P64"/>
      <text:p text:style-name="P64">#212</text:p>
      <text:p text:style-name="P64">اُكِسَ اُوِ لِيْسَانِ</text:p>
      <text:p text:style-name="P64">كْوَا رُزَكُ نَوِنْدَانِ</text:p>
      <text:p text:style-name="P64">فُوَاتَ تُمْوَا امِيْنِ</text:p>
      <text:p text:style-name="P64">وَدَامِ يَكِيْ طَبِيَا</text:p>
      <text:p text:style-name="P64"/>
      <text:p text:style-name="P64">#213</text:p>
      <text:p text:style-name="P64">نَمْتُمِ مُحَمَّدِا</text:p>
      <text:p text:style-name="P64">حَنَا بُدِ كُكُزِيْدِا</text:p>
      <text:p text:style-name="P64">هَا اللّٰه هَا اللّٰه جِتِهَدِ</text:p>
      <text:p text:style-name="P64">ڠَاءَ اُپَتِ وَاصِيْيَا</text:p>
      <text:p text:style-name="P64"/>
      <text:p text:style-name="P64">#214</text:p>
      <text:p text:style-name="P64">مْوَانَ بِنْتِ حَبِبُ</text:p>
      <text:p text:style-name="P64"><text:soft-page-break/>كِتِيْ نَيِ كْوَا ثَوَبُ</text:p>
      <text:p text:style-name="P64">كْوَاكِا اُوِ نَعَدَابُ</text:p>
      <text:p text:style-name="P64">اُطِيْعِ نَكْوَڠُ<text:span text:style-name="T27">كِ</text:span>يَا</text:p>
      <text:p text:style-name="P64"/>
      <text:p text:style-name="P65">#215</text:p>
      <text:p text:style-name="P65">كِسَا مَمَ كَفَصِيْرِ</text:p>
      <text:p text:style-name="P65">اَكَمْوَمْبِيَا جَعْفَارِ</text:p>
      <text:p text:style-name="P65">اِنْرَا كَوَاڠِا سَفَارِ</text:p>
      <text:p text:style-name="P65">اُسِكُ اُسِيَڠِيْيَا</text:p>
      <text:p text:style-name="P65"/>
      <text:p text:style-name="P65">#216</text:p>
      <text:p text:style-name="P66">كَمُوَاڠِا تِيْتِ يَكُ</text:p>
      <text:p text:style-name="P66">نَمْكِ و مْوَلِمُ وَاكُ</text:p>
      <text:p text:style-name="P66">نَجَمِيْعِ يَوِزَاكُ</text:p>
      <text:p text:style-name="P66">كْوَا جِرِ اُكِوَا مْبِيَا</text:p>
      <text:p text:style-name="P66"/>
      <text:p text:style-name="P66">#217</text:p>
      <text:p text:style-name="P66"><text:soft-page-break/>كِسَا حَپُ كَيْنُكَ</text:p>
      <text:p text:style-name="P66">جَعْفَرِ اَكَتُكَ</text:p>
      <text:p text:style-name="P66">كْوَا تِتِ يَكِ كَفِيْكَ</text:p>
      <text:p text:style-name="P66">خَبَرِ اَكَمْوَامْبِيَا</text:p>
      <text:p text:style-name="P66"/>
      <text:p text:style-name="P66">#218</text:p>
      <text:p text:style-name="P67">اَكِنْرَا اَكَنُظُمُ</text:p>
      <text:p text:style-name="P67">كْوَا مْكِ وَا مْوَلِمُ</text:p>
      <text:p text:style-name="P67">وُتِ كَوَاپَ تِمَامُ</text:p>
      <text:p text:style-name="P67">كُلَ نِنُ كَوَمْبِيَا</text:p>
      <text:p text:style-name="P67"/>
      <text:p text:style-name="P67">#219</text:p>
      <text:p text:style-name="P67">نِمِوَائَڠَ وِنْدَانِ</text:p>
      <text:p text:style-name="P67">كُوَا مْبِيَ كْوِحِرِانِ</text:p>
      <text:p text:style-name="P67">كْوَ مْغُ نِوُمْبِيَنِ</text:p>
      <text:p text:style-name="P67">نَمِمِ تَوَاُمْبِيَا</text:p>
      <text:p text:style-name="P67"/>
      <text:p text:style-name="P67"><text:soft-page-break/>#220</text:p>
      <text:p text:style-name="P67">اِوَ نِ رَضِ نْرُزَانْغُ</text:p>
      <text:p text:style-name="P67">نِنْرَا كِتِ نَبَبَنغُ</text:p>
      <text:p text:style-name="P67">نَحُوْنُ نِمُيِ وَنْغُ</text:p>
      <text:p text:style-name="P67">سِنَا بُدِ كُرِجِيْيَا</text:p>
      <text:p text:style-name="P67"/>
      <text:p text:style-name="P67">#221</text:p>
      <text:p text:style-name="P67">كَوَاڠَا وِنْدَا نِوَاكِ</text:p>
      <text:p text:style-name="P67">اَكَرُدِ كُيَ زَاكِ</text:p>
      <text:p text:style-name="P67">اَكَمْوَمْبِيَا مَمَكِيْ</text:p>
      <text:p text:style-name="P67">فِرَاشَا نِػَنْدِكِيَا</text:p>
      <text:p text:style-name="P67"/>
      <text:p text:style-name="P67">#222</text:p>
      <text:p text:style-name="P67">حَپُ مَڠُوْ كَوَشَى</text:p>
      <text:p text:style-name="P67">اَلِپُ پَنْرَّا فِرَاشَا</text:p>
      <text:p text:style-name="P67">اَكَمْبَ مَمَا نَمشَا</text:p>
      <text:p text:style-name="P67">كَمَ سِكُفَهَمِيَا</text:p>
      <text:p text:style-name="P67"><text:soft-page-break/></text:p>
      <text:p text:style-name="P67">#223</text:p>
      <text:p text:style-name="P67">مِمِ كُكُوْ اَكِوِيْكَ</text:p>
      <text:p text:style-name="P67">سِكُ زُتِ هُ<text:span text:style-name="T28">يْ</text:span>نُكَ</text:p>
      <text:p text:style-name="P68"><text:span text:style-name="T28">اِلَا يِوُ نِمِػُكَ</text:span></text:p>
      <text:p text:style-name="P68"><text:span text:style-name="T28">مَرَا سِتُفَهَمِيَا</text:span></text:p>
      <text:p text:style-name="P68"/>
      <text:p text:style-name="P68"><text:span text:style-name="T28">#224</text:span></text:p>
      <text:p text:style-name="P68"><text:span text:style-name="T28">تِنَا نَتَكَ كتُكَ</text:span></text:p>
      <text:p text:style-name="P68"><text:span text:style-name="T28">سَعَا كُمِ زَ كِفِيْكَ</text:span></text:p>
      <text:p text:style-name="P68"><text:span text:style-name="T28">هَتَ كُكِپَبَوُكَ</text:span></text:p>
      <text:p text:style-name="P68"><text:span text:style-name="T28">نِوِكُ كَتِكَ نْدِيَا</text:span></text:p>
      <text:p text:style-name="P68"/>
      <text:p text:style-name="P68"><text:span text:style-name="T28">#225</text:span></text:p>
      <text:p text:style-name="P68"><text:span text:style-name="T28">اَكَلَلَا كِپُلِيْكَ</text:span></text:p>
      <text:p text:style-name="P68"><text:span text:style-name="T28">كُكُوُ وَ كْوَانْدَ كُوِكَا</text:span></text:p>
      <text:p text:style-name="P68"><text:span text:style-name="T28">مَمَكِ اَكَيْنُوْكَ</text:span></text:p>
      <text:p text:style-name="P68"><text:soft-page-break/><text:span text:style-name="T28">ػَكُلَ كَمْپِكِيْيَا</text:span></text:p>
      <text:p text:style-name="P68"/>
      <text:p text:style-name="P68"><text:span text:style-name="T28">#226</text:span></text:p>
      <text:p text:style-name="P68"><text:span text:style-name="T28">وَپِيْلِ اَكَفَصِيْرِا</text:span></text:p>
      <text:p text:style-name="P68"><text:span text:style-name="T28">كَمْوَامْشَا جَعْفَارِ</text:span></text:p>
      <text:p text:style-name="P68"><text:span text:style-name="T28">هَيَا نِا ءَلْفَجِيْرِ</text:span></text:p>
      <text:p text:style-name="P68"><text:span text:style-name="T28">صَلَا اِمِسِمَمِيَا</text:span></text:p>
      <text:p text:style-name="P68"/>
      <text:p text:style-name="P69">#227</text:p>
      <text:p text:style-name="P69">جَعْفَارِ كَنُظُمُ</text:p>
      <text:p text:style-name="P69">يِوُ سِكُيفَهَمُ</text:p>
      <text:p text:style-name="P69">حَپُ اَكَكَلِيْمُ</text:p>
      <text:p text:style-name="P69">اَكَتُكَ هُسِنْدِيَا</text:p>
      <text:p text:style-name="P69"/>
      <text:p text:style-name="P69">#228</text:p>
      <text:p text:style-name="P69">كُوَ اُسُ كْوَا مَكِنِ</text:p>
      <text:p text:style-name="P69">نَكِسَ اَكَبَيِنِ</text:p>
      <text:p text:style-name="P69"><text:soft-page-break/>نِنْرَاوُ مْسِكِتِنِ</text:p>
      <text:p text:style-name="P69">ناصِرِ نِيَمْشَيَا</text:p>
      <text:p text:style-name="P69"/>
      <text:p text:style-name="P69">#229</text:p>
      <text:p text:style-name="P69">اَكَتُكَ جَعْفَرِ</text:p>
      <text:p text:style-name="P69">اَكِنِرَا كَذِ كِرَا</text:p>
      <text:p text:style-name="P69">صَلَا يَا الْفَجيْرِ</text:p>
      <text:p text:style-name="P69">كْرَ اَكَيْصَلِيَا</text:p>
      <text:p text:style-name="P69"/>
      <text:p text:style-name="P69">#230</text:p>
      <text:p text:style-name="P69">اَكَرُدِ جَعْفَرِ</text:p>
      <text:p text:style-name="P69">نػَكُلَ كِطَيَرِا</text:p>
      <text:p text:style-name="P69">كُلَ نَنْرُيِ نَصِيْرِ</text:p>
      <text:p text:style-name="P69">نَمْوَلِمُ كتُكِيْيَا</text:p>
      <text:p text:style-name="P69"/>
      <text:p text:style-name="P69">#231</text:p>
      <text:p text:style-name="P69">وَكَتَغَنْيَ مِكُنُ</text:p>
      <text:p text:style-name="P69"><text:soft-page-break/>وَكَكِتِ كْوَ مْفَنُ</text:p>
      <text:p text:style-name="P69">اَكَنِيْنَ نَمَنِيْنُ</text:p>
      <text:p text:style-name="P69">رُيَكِ اَكِمْوَمْبِيَا</text:p>
      <text:p text:style-name="P69"/>
      <text:p text:style-name="P69">#232</text:p>
      <text:p text:style-name="P69">اَكَمْوَمْبِيَا نَصِيْرِ</text:p>
      <text:p text:style-name="P69">يِوُ رُيَغُ كْوَا حِرِا</text:p>
      <text:p text:style-name="P69">تَكَپُ رُدِ <text:span text:style-name="T29">سَفَرِ</text:span></text:p>
      <text:p text:style-name="P70">تَمَشَا تَكُوِتِيْيَا</text:p>
      <text:p text:style-name="P70"/>
      <text:p text:style-name="P70">#233</text:p>
      <text:p text:style-name="P70">اَكَمْجِبُ اُپِسِ</text:p>
      <text:p text:style-name="P70">نِتِيَ نَمِ فَرَاسِ</text:p>
      <text:p text:style-name="P70">نْيَّمَ هُيُ سِمُئِسِ</text:p>
      <text:p text:style-name="P70">نَتَكَا كُمْوَغَلِيَا</text:p>
      <text:p text:style-name="P70"/>
      <text:p text:style-name="P70">#234</text:p>
      <text:p text:style-name="P70"><text:soft-page-break/>كِسَ هَپُ كَتَمْكَ</text:p>
      <text:p text:style-name="P70">هَيَا مَمَنْڠُ هُتُكَ</text:p>
      <text:p text:style-name="P70">نَمَمَكِ كَيْنُكَ</text:p>
      <text:p text:style-name="P70">صَدَاقَ كَمْتُلِيَا</text:p>
      <text:p text:style-name="P70"/>
      <text:p text:style-name="P70">#235</text:p>
      <text:p text:style-name="P70">هَپُ مَمَكِ اَپِتَ</text:p>
      <text:p text:style-name="P70">اَنِنْرِ اَمْفُوَاتَ</text:p>
      <text:p text:style-name="P70">اَكَمْتُپِيْيَ نَمَتُ</text:p>
      <text:p text:style-name="P70">نَمغُ كُمُوُمْبِيَ</text:p>
      <text:p text:style-name="P70"/>
      <text:p text:style-name="P70">#236</text:p>
      <text:p text:style-name="P70">هُيُ <text:span text:style-name="T31">نَ</text:span>صِيْرِ مْوَلِمُ</text:p>
      <text:p text:style-name="P70">مْسُمِشِ اَ<text:span text:style-name="T30">خِ</text:span>تِيْمُ</text:p>
      <text:p text:style-name="P70">مْفُزِْشِ نَعِلِمُ</text:p>
      <text:p text:style-name="P70">عَدَ يَكِ تَكْوِتِيَ</text:p>
      <text:p text:style-name="P70"/>
      <text:p text:style-name="P71"><text:soft-page-break/>#237</text:p>
      <text:p text:style-name="P72">اَكَتُكَ جَعْفَارِ</text:p>
      <text:p text:style-name="P72">هَپُ كَلِيَ نَصِيْرِا</text:p>
      <text:p text:style-name="P72">مَمَكِ اَكَفَصِيْرِ</text:p>
      <text:p text:style-name="P72">اُسِكُ اَتَرِجِيَا</text:p>
      <text:p text:style-name="P72"/>
      <text:p text:style-name="P72">#238</text:p>
      <text:p text:style-name="P72">نَصِيْرِ اَكَتَمْكَ</text:p>
      <text:p text:style-name="P72">نَمُيُوَا اِنْرَا مَكَهْ</text:p>
      <text:p text:style-name="P72">كُتُغَ هَڠَلِتُكَ</text:p>
      <text:p text:style-name="P72">اَسِپُ أِيُوْنَ نْدِيَا</text:p>
      <text:p text:style-name="P72"/>
      <text:p text:style-name="P72">#239</text:p>
      <text:p text:style-name="P72">اَوْ يَانَ سِكُوِكُ</text:p>
      <text:p text:style-name="P72">اُكَمْوَمْبِيَ تَمْكُ</text:p>
      <text:p text:style-name="P72">كَوَاڠِا وِنْدَانِ وَاكُ</text:p>
      <text:p text:style-name="P72">يُتِ نَلِيَسِكِيَا</text:p>
      <text:p text:style-name="P72"><text:soft-page-break/></text:p>
      <text:p text:style-name="P72">#240</text:p>
      <text:p text:style-name="P72">اَوْ وِنْرَا مَتُڠَانِ</text:p>
      <text:p text:style-name="P72">غُوْ هُتُكُلِيَنِ</text:p>
      <text:p text:style-name="P72">سِكُ زُتِ سِمُوُنِ</text:p>
      <text:p text:style-name="P72">حَتَ هَيُ كُنَمْبِيَا</text:p>
      <text:p text:style-name="P72"/>
      <text:p text:style-name="P72">#241</text:p>
      <text:p text:style-name="P72">جَعْفَرِ اَكَبَيِنِ</text:p>
      <text:p text:style-name="P72">سَسَا اُمِلِلِيَنِ</text:p>
      <text:p text:style-name="P72">تْوَالِئَڠَانَ نَنْنِ</text:p>
      <text:p text:style-name="P72">مَنِنُ نَكُكْوَمْبِيَا</text:p>
      <text:p text:style-name="P72"/>
      <text:p text:style-name="P72">#242</text:p>
      <text:p text:style-name="P72">نَكَمَ هُكُرِظِيْكَ</text:p>
      <text:p text:style-name="P72">نَمْبِيَ نِسِيَتُكَ</text:p>
      <text:p text:style-name="P72">هُنَا حَجَ كُؤُظ<text:span text:style-name="T32">ِيْكَ</text:span></text:p>
      <text:p text:style-name="P73"><text:soft-page-break/>سِكِتِكُ كُنِتِيْيَا</text:p>
      <text:p text:style-name="P73"/>
      <text:p text:style-name="P73">#243</text:p>
      <text:p text:style-name="P73">اَكَمْجِبُ تَمْكُ</text:p>
      <text:p text:style-name="P73">سِكُئِزَا هَيَ يَكُ</text:p>
      <text:p text:style-name="P73">سِكُزُتِ هُوَانِكُ</text:p>
      <text:p text:style-name="P73">هَمُنِوُنِ كُلِيْيَا</text:p>
      <text:p text:style-name="P73"/>
      <text:p text:style-name="P73">#244</text:p>
      <text:p text:style-name="P73">سَسَا هَيَا نِثَقِيْلِ</text:p>
      <text:p text:style-name="P73">نِمِزُ يَتَعَمَلِ</text:p>
      <text:p text:style-name="P73">تَكُوَا مَتُلِ تُوْلِ</text:p>
      <text:p text:style-name="P73">زِوُ زَاكُ زَاكُغِيَا</text:p>
      <text:p text:style-name="P73"/>
      <text:p text:style-name="P73">#245</text:p>
      <text:p text:style-name="P73">نَصِيْرِ اَكَبَيِنِ</text:p>
      <text:p text:style-name="P73">اَتَكُپِكَ مَنَّانِ</text:p>
      <text:p text:style-name="P73"><text:soft-page-break/>سَلَامَ نَسَلِمِيْنِ</text:p>
      <text:p text:style-name="P73">كْوَا عَفُوَا نَعَفِيَا</text:p>
      <text:p text:style-name="P73"/>
      <text:p text:style-name="P73">#246</text:p>
      <text:p text:style-name="P73">هَپُ نْدِيَا كَيَدَاَمَ</text:p>
      <text:p text:style-name="P73">كِنِرَا كُتُسِمَامَ</text:p>
      <text:p text:style-name="P73">سَعَ كُمِ اِكِكُمَ</text:p>
      <text:p text:style-name="P73">نَايِ مَكَ اَمِڠِيْيَا</text:p>
      <text:p text:style-name="P73"/>
      <text:p text:style-name="P73">#247</text:p>
      <text:p text:style-name="P73">مَكَ اَلِپُ جِلِيْسِ</text:p>
      <text:p text:style-name="P73">كْوَا بَبَكِ هَكُئِسِا</text:p>
      <text:p text:style-name="P73">كَمْبَ نْدِيَا سِكُكِسِ</text:p>
      <text:p text:style-name="P73">كْوَانْدَ تَيْكِتِلِيَا</text:p>
      <text:p text:style-name="P73"/>
      <text:p text:style-name="P74">#248</text:p>
      <text:p text:style-name="P75">اَكَكِتِ جَعْفَارِ</text:p>
      <text:p text:style-name="P75"><text:soft-page-break/>اَكَمووْنَ زُبِيْرِا</text:p>
      <text:p text:style-name="P75">اِنْدِمِيْنِ نَا بَشِيْرِ</text:p>
      <text:p text:style-name="P75">مْكٗنٗ اَكَوَيْنُلِيَ</text:p>
      <text:p text:style-name="P75"/>
      <text:p text:style-name="P75">#249</text:p>
      <text:p text:style-name="P75">مْكٗنٗ كَوَتَزَامَ</text:p>
      <text:p text:style-name="P75">زُبَيْرِ اَكَسِمَامَ</text:p>
      <text:p text:style-name="P75">اَكَمْوَامْبِيَ حَشِيْمَ</text:p>
      <text:p text:style-name="P75">مْڠِيْنِ وِتُ مْڠِيَا</text:p>
      <text:p text:style-name="P75"/>
      <text:p text:style-name="P75">#250</text:p>
      <text:p text:style-name="P75">كَمُوُلِزَا اَمِيْنِ</text:p>
      <text:p text:style-name="P75">مْڠِيْنِ وِتُ نِنْيَنِ</text:p>
      <text:p text:style-name="P75">وَسِكِيَ هُبَيِنِ</text:p>
      <text:p text:style-name="P75">نِپَ مْكُنُ نَبِيَا</text:p>
      <text:p text:style-name="P75"/>
      <text:p text:style-name="P75">#251</text:p>
      <text:p text:style-name="P75"><text:soft-page-break/>زُبِيْرِ كَتَعَجَبُ</text:p>
      <text:p text:style-name="P75">وَمُيُوَاپِ حَبِبُ</text:p>
      <text:p text:style-name="P75">جَعْفَارِ اَكَمْجِيْبُ</text:p>
      <text:p text:style-name="P75">وَجِهِ وَكِ نَبِيَا</text:p>
      <text:p text:style-name="P75"/>
      <text:p text:style-name="P75">#252</text:p>
      <text:p text:style-name="P75">كِسَ حَپُ اَبَيِيْنِ</text:p>
      <text:p text:style-name="P75">كْوَا بَبَنْغُ نِپِكَنِ</text:p>
      <text:p text:style-name="P75">كَمْتُكُوَا اَمِيْنِ</text:p>
      <text:p text:style-name="P75">كِنْرَا نَيِ كْوَ عَلِيَ</text:p>
      <text:p text:style-name="P75"/>
      <text:p text:style-name="P75">#253</text:p>
      <text:p text:style-name="P75">اَلِپُ كْوِرَ سئِدِ</text:p>
      <text:p text:style-name="P75">نْدِ اَكَپِجَ هُوْدِ</text:p>
      <text:p text:style-name="P76">فَطِيْمَ اَكَرَادِدِ</text:p>
      <text:p text:style-name="P76">اَكبَ هَكُ عَلِيَا</text:p>
      <text:p text:style-name="P76"/>
      <text:p text:style-name="P76"><text:soft-page-break/>#254</text:p>
      <text:p text:style-name="P76">كَمُوُلِيْزَا حُسِيْنِ</text:p>
      <text:p text:style-name="P76">اَمْكُوَوُ نِنْيَنِ</text:p>
      <text:p text:style-name="P76">كِجَانَ اَكَبَيِنِ</text:p>
      <text:p text:style-name="P76">نِا جَدِ يَنْغُ سِكِيَا</text:p>
      <text:p text:style-name="P76"/>
      <text:p text:style-name="P76">#255</text:p>
      <text:p text:style-name="P76">نِجَدِ يَنْغُ رَسُوْلِ</text:p>
      <text:p text:style-name="P76">يِيِ نَمْتُ وَپِيْلِ</text:p>
      <text:p text:style-name="P76">اَكِسِكِيْيَ قَوْلِيْ</text:p>
      <text:p text:style-name="P76">كَتُكَ كُمْوَنْڠَلِيَا</text:p>
      <text:p text:style-name="P76"/>
      <text:p text:style-name="P76">#256</text:p>
      <text:p text:style-name="P76">اَكِتُكَا جَعْفَارِ</text:p>
      <text:p text:style-name="P76">كَمُوُلِيْزَا خَبَارِ</text:p>
      <text:p text:style-name="P76">اَكِيْكُمَ كَفَصِيْرِ</text:p>
      <text:p text:style-name="P76">فَطِيْمَ اَكَمْوَامْبِيَا</text:p>
      <text:p text:style-name="P76"><text:soft-page-break/></text:p>
      <text:p text:style-name="P76">#257</text:p>
      <text:p text:style-name="P76">فَطِيْمَ كَتَكَلَمُ</text:p>
      <text:p text:style-name="P76">اَكَمُوُلِزَا حَشِمُ</text:p>
      <text:p text:style-name="P76">بَبَا سِيَمْفَهَمُ</text:p>
      <text:p text:style-name="P76">كِجَانَ هُيُ نَمْبِيَا</text:p>
      <text:p text:style-name="P76"/>
      <text:p text:style-name="P76">#258</text:p>
      <text:p text:style-name="P76">سِكُوْ زُتِ سِمُيُوِ</text:p>
      <text:p text:style-name="P76">اِنَ لَكِ نْرِيِ نْيَانِ</text:p>
      <text:p text:style-name="P76">مْتُمِ اَكَبَيِنِ</text:p>
      <text:p text:style-name="P76">فَطِيْمَ اَكَمْوَمْبِيْيَ</text:p>
      <text:p text:style-name="P76"/>
      <text:p text:style-name="P77">#25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style:shadow="none" style:writing-mode="rl-tb">
        <style:tab-stops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0:29:22.410780382</meta:creation-date>
    <meta:editing-duration>P3DT7H15M45S</meta:editing-duration>
    <meta:editing-cycles>60</meta:editing-cycles>
    <meta:generator>LibreOffice/4.4.3.2$Linux_X86_64 LibreOffice_project/40m0$Build-2</meta:generator>
    <dc:title>andika</dc:title>
    <dc:date>2015-06-05T12:17:17.493432254</dc:date>
    <meta:document-statistic meta:table-count="0" meta:image-count="0" meta:object-count="0" meta:page-count="89" meta:paragraph-count="1260" meta:word-count="2805" meta:character-count="12489" meta:non-whitespace-character-count="10941"/>
    <meta:template xlink:type="simple" xlink:actuate="onRequest" xlink:title="andika" xlink:href="../../../../../../.config/libreoffice/4/user/template/andika.ott" meta:date="2015-05-22T20:29:20.792530229"/>
  </office:meta>
</office:document-meta>
</file>